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  <style:text-properties fo:color="#eada8e"/>
    </style:style>
    <style:style style:name="P5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P6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P7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P8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P9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T9_211" style:family="text"/>
    <style:style style:name="T9_212" style:family="text"/>
    <style:style style:name="T9_213" style:family="text"/>
    <style:style style:name="T9_214" style:family="text"/>
    <style:style style:name="T9_215" style:family="text"/>
    <style:style style:name="T9_216" style:family="text"/>
    <style:style style:name="T9_217" style:family="text"/>
    <style:style style:name="T9_218" style:family="text"/>
    <style:style style:name="T9_219" style:family="text"/>
    <style:style style:name="T9_220" style:family="text"/>
    <style:style style:name="T9_221" style:family="text"/>
    <style:style style:name="T9_222" style:family="text"/>
    <style:style style:name="T9_223" style:family="text"/>
    <style:style style:name="T9_224" style:family="text"/>
    <style:style style:name="T9_225" style:family="text"/>
    <style:style style:name="T9_226" style:family="text"/>
    <style:style style:name="T9_227" style:family="text"/>
    <style:style style:name="T9_228" style:family="text"/>
    <style:style style:name="T9_229" style:family="text"/>
    <style:style style:name="T9_230" style:family="text"/>
    <style:style style:name="T9_231" style:family="text"/>
    <style:style style:name="T9_232" style:family="text"/>
    <style:style style:name="T9_233" style:family="text"/>
    <style:style style:name="T9_234" style:family="text"/>
    <style:style style:name="T9_235" style:family="text"/>
    <style:style style:name="T9_236" style:family="text"/>
    <style:style style:name="T9_237" style:family="text"/>
    <style:style style:name="T9_238" style:family="text"/>
    <style:style style:name="T9_239" style:family="text"/>
    <style:style style:name="T9_240" style:family="text"/>
    <style:style style:name="T9_241" style:family="text"/>
    <style:style style:name="T9_242" style:family="text"/>
    <style:style style:name="T9_243" style:family="text"/>
    <style:style style:name="T9_244" style:family="text"/>
    <style:style style:name="T9_245" style:family="text"/>
    <style:style style:name="T9_246" style:family="text"/>
    <style:style style:name="T9_247" style:family="text"/>
    <style:style style:name="T9_248" style:family="text"/>
    <style:style style:name="T9_249" style:family="text"/>
    <style:style style:name="T9_250" style:family="text"/>
    <style:style style:name="T9_251" style:family="text"/>
    <style:style style:name="T9_252" style:family="text"/>
    <style:style style:name="T9_253" style:family="text"/>
    <style:style style:name="T9_254" style:family="text"/>
    <style:style style:name="T9_255" style:family="text"/>
    <style:style style:name="T9_256" style:family="text"/>
    <style:style style:name="T9_257" style:family="text"/>
    <style:style style:name="T9_258" style:family="text"/>
    <style:style style:name="T9_259" style:family="text"/>
    <style:style style:name="T9_260" style:family="text"/>
    <style:style style:name="T9_261" style:family="text"/>
    <style:style style:name="T9_262" style:family="text"/>
    <style:style style:name="T9_263" style:family="text"/>
    <style:style style:name="T9_264" style:family="text"/>
    <style:style style:name="T9_265" style:family="text"/>
    <style:style style:name="T9_266" style:family="text"/>
    <style:style style:name="T9_267" style:family="text"/>
    <style:style style:name="T9_268" style:family="text"/>
    <style:style style:name="T9_269" style:family="text"/>
    <style:style style:name="T9_270" style:family="text"/>
    <style:style style:name="T9_271" style:family="text"/>
    <style:style style:name="T9_272" style:family="text"/>
    <style:style style:name="T9_273" style:family="text"/>
    <style:style style:name="T9_274" style:family="text"/>
    <style:style style:name="T9_275" style:family="text"/>
    <style:style style:name="T9_276" style:family="text"/>
    <style:style style:name="T9_277" style:family="text"/>
    <style:style style:name="T9_278" style:family="text"/>
    <style:style style:name="T9_279" style:family="text"/>
    <style:style style:name="T9_280" style:family="text"/>
    <style:style style:name="T9_281" style:family="text"/>
    <style:style style:name="T9_282" style:family="text"/>
    <style:style style:name="T9_283" style:family="text"/>
    <style:style style:name="T9_284" style:family="text"/>
    <style:style style:name="T9_285" style:family="text"/>
    <style:style style:name="T9_286" style:family="text"/>
    <style:style style:name="T9_287" style:family="text"/>
    <style:style style:name="T9_288" style:family="text"/>
    <style:style style:name="T9_289" style:family="text"/>
    <style:style style:name="T9_290" style:family="text"/>
    <style:style style:name="T9_291" style:family="text"/>
    <style:style style:name="T9_292" style:family="text"/>
    <style:style style:name="T9_293" style:family="text"/>
    <style:style style:name="T9_294" style:family="text"/>
    <style:style style:name="T9_295" style:family="text"/>
    <style:style style:name="T9_296" style:family="text"/>
    <style:style style:name="T9_297" style:family="text"/>
    <style:style style:name="T9_298" style:family="text"/>
    <style:style style:name="T9_299" style:family="text"/>
    <style:style style:name="T9_300" style:family="text"/>
    <style:style style:name="T9_301" style:family="text"/>
    <style:style style:name="T9_302" style:family="text"/>
    <style:style style:name="T9_303" style:family="text"/>
    <style:style style:name="T9_304" style:family="text"/>
    <style:style style:name="T9_305" style:family="text"/>
    <style:style style:name="T9_306" style:family="text"/>
    <style:style style:name="T9_307" style:family="text"/>
    <style:style style:name="T9_308" style:family="text"/>
    <style:style style:name="T9_309" style:family="text"/>
    <style:style style:name="T9_310" style:family="text"/>
    <style:style style:name="T9_311" style:family="text"/>
    <style:style style:name="T9_312" style:family="text"/>
    <style:style style:name="T9_313" style:family="text"/>
    <style:style style:name="T9_314" style:family="text"/>
    <style:style style:name="T9_315" style:family="text"/>
    <style:style style:name="T9_316" style:family="text"/>
    <style:style style:name="T9_317" style:family="text"/>
    <style:style style:name="T9_318" style:family="text"/>
    <style:style style:name="T9_319" style:family="text"/>
    <style:style style:name="T9_320" style:family="text"/>
    <style:style style:name="T9_321" style:family="text"/>
    <style:style style:name="T9_322" style:family="text"/>
    <style:style style:name="T9_323" style:family="text"/>
    <style:style style:name="T9_324" style:family="text"/>
    <style:style style:name="T9_325" style:family="text"/>
    <style:style style:name="T9_326" style:family="text"/>
    <style:style style:name="T9_327" style:family="text"/>
    <style:style style:name="T9_328" style:family="text"/>
    <style:style style:name="T9_329" style:family="text"/>
    <style:style style:name="T9_330" style:family="text"/>
    <style:style style:name="T9_331" style:family="text"/>
    <style:style style:name="T9_332" style:family="text"/>
    <style:style style:name="T9_333" style:family="text"/>
    <style:style style:name="T9_334" style:family="text"/>
    <style:style style:name="P10" style:family="paragraph" style:parent-style-name="Standard">
      <style:paragraph-properties fo:text-align="left" fo:break-before="auto" fo:text-indent="0.811cm" fo:line-height="115%" fo:margin-top="0cm" fo:margin-bottom="0cm" fo:margin-left="0cm" fo:margin-right="0cm" fo:orphans="2" fo:widows="2" style:writing-mode="lr-tb"/>
    </style:style>
    <style:style style:name="P11" style:family="paragraph" style:parent-style-name="Standard">
      <style:paragraph-properties fo:break-before="auto" fo:text-indent="0.811cm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T11_163" style:family="text"/>
    <style:style style:name="T11_164" style:family="text"/>
    <style:style style:name="T11_165" style:family="text"/>
    <style:style style:name="T11_166" style:family="text"/>
    <style:style style:name="T11_167" style:family="text"/>
    <style:style style:name="T11_168" style:family="text"/>
    <style:style style:name="T11_169" style:family="text"/>
    <style:style style:name="T11_170" style:family="text"/>
    <style:style style:name="T11_171" style:family="text"/>
    <style:style style:name="T11_172" style:family="text"/>
    <style:style style:name="T11_173" style:family="text"/>
    <style:style style:name="T11_174" style:family="text"/>
    <style:style style:name="T11_175" style:family="text"/>
    <style:style style:name="T11_176" style:family="text"/>
    <style:style style:name="T11_177" style:family="text"/>
    <style:style style:name="T11_178" style:family="text"/>
    <style:style style:name="T11_179" style:family="text"/>
    <style:style style:name="T11_180" style:family="text"/>
    <style:style style:name="T11_181" style:family="text"/>
    <style:style style:name="T11_182" style:family="text"/>
    <style:style style:name="T11_183" style:family="text"/>
    <style:style style:name="T11_184" style:family="text"/>
    <style:style style:name="T11_185" style:family="text"/>
    <style:style style:name="T11_186" style:family="text"/>
    <style:style style:name="T11_187" style:family="text"/>
    <style:style style:name="T11_188" style:family="text"/>
    <style:style style:name="T11_189" style:family="text"/>
    <style:style style:name="T11_190" style:family="text"/>
    <style:style style:name="T11_191" style:family="text"/>
    <style:style style:name="T11_192" style:family="text"/>
    <style:style style:name="T11_193" style:family="text"/>
    <style:style style:name="T11_194" style:family="text"/>
    <style:style style:name="T11_195" style:family="text"/>
    <style:style style:name="T11_196" style:family="text"/>
    <style:style style:name="T11_197" style:family="text"/>
    <style:style style:name="T11_198" style:family="text"/>
    <style:style style:name="T11_199" style:family="text"/>
    <style:style style:name="T11_200" style:family="text"/>
    <style:style style:name="T11_201" style:family="text"/>
    <style:style style:name="T11_202" style:family="text"/>
    <style:style style:name="T11_203" style:family="text"/>
    <style:style style:name="T11_204" style:family="text"/>
    <style:style style:name="T11_205" style:family="text"/>
    <style:style style:name="T11_206" style:family="text"/>
    <style:style style:name="T11_207" style:family="text"/>
    <style:style style:name="T11_208" style:family="text"/>
    <style:style style:name="T11_209" style:family="text"/>
    <style:style style:name="T11_210" style:family="text"/>
    <style:style style:name="T11_211" style:family="text"/>
    <style:style style:name="T11_212" style:family="text"/>
    <style:style style:name="T11_213" style:family="text"/>
    <style:style style:name="T11_214" style:family="text"/>
    <style:style style:name="T11_215" style:family="text"/>
    <style:style style:name="T11_216" style:family="text"/>
    <style:style style:name="T11_217" style:family="text"/>
    <style:style style:name="T11_218" style:family="text"/>
    <style:style style:name="T11_219" style:family="text"/>
    <style:style style:name="T11_220" style:family="text"/>
    <style:style style:name="T11_221" style:family="text"/>
    <style:style style:name="T11_222" style:family="text"/>
    <style:style style:name="T11_223" style:family="text"/>
    <style:style style:name="T11_224" style:family="text"/>
    <style:style style:name="T11_225" style:family="text"/>
    <style:style style:name="T11_226" style:family="text"/>
    <style:style style:name="T11_227" style:family="text"/>
    <style:style style:name="T11_228" style:family="text"/>
    <style:style style:name="T11_229" style:family="text"/>
    <style:style style:name="T11_230" style:family="text"/>
    <style:style style:name="T11_231" style:family="text"/>
    <style:style style:name="T11_232" style:family="text"/>
    <style:style style:name="T11_233" style:family="text"/>
    <style:style style:name="T11_234" style:family="text"/>
    <style:style style:name="T11_235" style:family="text"/>
    <style:style style:name="T11_236" style:family="text"/>
    <style:style style:name="T11_237" style:family="text"/>
    <style:style style:name="T11_238" style:family="text"/>
    <style:style style:name="T11_239" style:family="text"/>
    <style:style style:name="T11_240" style:family="text"/>
    <style:style style:name="T11_241" style:family="text"/>
    <style:style style:name="T11_242" style:family="text"/>
    <style:style style:name="T11_243" style:family="text"/>
    <style:style style:name="T11_244" style:family="text"/>
    <style:style style:name="T11_245" style:family="text"/>
    <style:style style:name="T11_246" style:family="text"/>
    <style:style style:name="T11_247" style:family="text"/>
    <style:style style:name="T11_248" style:family="text"/>
    <style:style style:name="T11_249" style:family="text"/>
    <style:style style:name="T11_250" style:family="text"/>
    <style:style style:name="T11_251" style:family="text"/>
    <style:style style:name="T11_252" style:family="text"/>
    <style:style style:name="T11_253" style:family="text"/>
    <style:style style:name="T11_254" style:family="text"/>
    <style:style style:name="T11_255" style:family="text"/>
    <style:style style:name="T11_256" style:family="text"/>
    <style:style style:name="T11_257" style:family="text"/>
    <style:style style:name="T11_258" style:family="text"/>
    <style:style style:name="T11_259" style:family="text"/>
    <style:style style:name="T11_260" style:family="text"/>
    <style:style style:name="T11_261" style:family="text"/>
    <style:style style:name="T11_262" style:family="text"/>
    <style:style style:name="T11_263" style:family="text"/>
    <style:style style:name="T11_264" style:family="text"/>
    <style:style style:name="T11_265" style:family="text"/>
    <style:style style:name="T11_266" style:family="text"/>
    <style:style style:name="T11_267" style:family="text"/>
    <style:style style:name="T11_268" style:family="text"/>
    <style:style style:name="T11_269" style:family="text"/>
    <style:style style:name="T11_270" style:family="text"/>
    <style:style style:name="T11_271" style:family="text"/>
    <style:style style:name="T11_272" style:family="text"/>
    <style:style style:name="T11_273" style:family="text"/>
    <style:style style:name="T11_274" style:family="text"/>
    <style:style style:name="T11_275" style:family="text"/>
    <style:style style:name="T11_276" style:family="text"/>
    <style:style style:name="T11_277" style:family="text"/>
    <style:style style:name="T11_278" style:family="text"/>
    <style:style style:name="T11_279" style:family="text"/>
    <style:style style:name="T11_280" style:family="text"/>
    <style:style style:name="T11_281" style:family="text"/>
    <style:style style:name="T11_282" style:family="text"/>
    <style:style style:name="T11_283" style:family="text"/>
    <style:style style:name="T11_284" style:family="text"/>
    <style:style style:name="T11_285" style:family="text"/>
    <style:style style:name="T11_286" style:family="text"/>
    <style:style style:name="T11_287" style:family="text"/>
    <style:style style:name="T11_288" style:family="text"/>
    <style:style style:name="T11_289" style:family="text"/>
    <style:style style:name="T11_290" style:family="text"/>
    <style:style style:name="T11_291" style:family="text"/>
    <style:style style:name="T11_292" style:family="text"/>
    <style:style style:name="T11_293" style:family="text"/>
    <style:style style:name="T11_294" style:family="text"/>
    <style:style style:name="T11_295" style:family="text"/>
    <style:style style:name="T11_296" style:family="text"/>
    <style:style style:name="T11_297" style:family="text"/>
    <style:style style:name="T11_298" style:family="text"/>
    <style:style style:name="T11_299" style:family="text"/>
    <style:style style:name="T11_300" style:family="text"/>
    <style:style style:name="T11_301" style:family="text"/>
    <style:style style:name="T11_302" style:family="text"/>
    <style:style style:name="T11_303" style:family="text"/>
    <style:style style:name="T11_304" style:family="text"/>
    <style:style style:name="T11_305" style:family="text"/>
    <style:style style:name="T11_306" style:family="text"/>
    <style:style style:name="T11_307" style:family="text"/>
    <style:style style:name="T11_308" style:family="text"/>
    <style:style style:name="T11_309" style:family="text"/>
    <style:style style:name="T11_310" style:family="text"/>
    <style:style style:name="T11_311" style:family="text"/>
    <style:style style:name="T11_312" style:family="text"/>
    <style:style style:name="T11_313" style:family="text"/>
    <style:style style:name="T11_314" style:family="text"/>
    <style:style style:name="T11_315" style:family="text"/>
    <style:style style:name="T11_316" style:family="text"/>
    <style:style style:name="T11_317" style:family="text"/>
    <style:style style:name="T11_318" style:family="text"/>
    <style:style style:name="T11_319" style:family="text"/>
    <style:style style:name="T11_320" style:family="text"/>
    <style:style style:name="T11_321" style:family="text"/>
    <style:style style:name="T11_322" style:family="text"/>
    <style:style style:name="T11_323" style:family="text"/>
    <style:style style:name="T11_324" style:family="text"/>
    <style:style style:name="T11_325" style:family="text"/>
    <style:style style:name="T11_326" style:family="text"/>
    <style:style style:name="T11_327" style:family="text"/>
    <style:style style:name="T11_328" style:family="text"/>
    <style:style style:name="T11_329" style:family="text"/>
    <style:style style:name="T11_330" style:family="text"/>
    <style:style style:name="T11_331" style:family="text"/>
    <style:style style:name="T11_332" style:family="text"/>
    <style:style style:name="T11_333" style:family="text"/>
    <style:style style:name="T11_334" style:family="text"/>
    <style:style style:name="T11_335" style:family="text"/>
    <style:style style:name="T11_336" style:family="text"/>
    <style:style style:name="T11_337" style:family="text"/>
    <style:style style:name="T11_338" style:family="text"/>
    <style:style style:name="T11_339" style:family="text"/>
    <style:style style:name="T11_340" style:family="text"/>
    <style:style style:name="T11_341" style:family="text"/>
    <style:style style:name="T11_342" style:family="text"/>
    <style:style style:name="T11_343" style:family="text"/>
    <style:style style:name="T11_344" style:family="text"/>
    <style:style style:name="T11_345" style:family="text"/>
    <style:style style:name="T11_346" style:family="text"/>
    <style:style style:name="T11_347" style:family="text"/>
    <style:style style:name="T11_348" style:family="text"/>
    <style:style style:name="T11_349" style:family="text"/>
    <style:style style:name="T11_350" style:family="text"/>
    <style:style style:name="T11_351" style:family="text"/>
    <style:style style:name="T11_352" style:family="text"/>
    <style:style style:name="T11_353" style:family="text"/>
    <style:style style:name="T11_354" style:family="text"/>
    <style:style style:name="T11_355" style:family="text"/>
    <style:style style:name="T11_356" style:family="text"/>
    <style:style style:name="T11_357" style:family="text"/>
    <style:style style:name="T11_358" style:family="text"/>
    <style:style style:name="T11_359" style:family="text"/>
    <style:style style:name="T11_360" style:family="text"/>
    <style:style style:name="T11_361" style:family="text"/>
    <style:style style:name="T11_362" style:family="text"/>
    <style:style style:name="T11_363" style:family="text"/>
    <style:style style:name="T11_364" style:family="text"/>
    <style:style style:name="T11_365" style:family="text"/>
    <style:style style:name="T11_366" style:family="text"/>
    <style:style style:name="T11_367" style:family="text"/>
    <style:style style:name="T11_368" style:family="text"/>
    <style:style style:name="T11_369" style:family="text"/>
    <style:style style:name="T11_370" style:family="text"/>
    <style:style style:name="T11_371" style:family="text"/>
    <style:style style:name="T11_372" style:family="text"/>
    <style:style style:name="T11_373" style:family="text"/>
    <style:style style:name="T11_374" style:family="text"/>
    <style:style style:name="T11_375" style:family="text"/>
    <style:style style:name="T11_376" style:family="text"/>
    <style:style style:name="T11_377" style:family="text"/>
    <style:style style:name="T11_378" style:family="text"/>
    <style:style style:name="T11_379" style:family="text"/>
    <style:style style:name="T11_380" style:family="text"/>
    <style:style style:name="T11_381" style:family="text"/>
    <style:style style:name="T11_382" style:family="text"/>
    <style:style style:name="T11_383" style:family="text"/>
    <style:style style:name="T11_384" style:family="text"/>
    <style:style style:name="T11_385" style:family="text"/>
    <style:style style:name="T11_386" style:family="text"/>
    <style:style style:name="T11_387" style:family="text"/>
    <style:style style:name="T11_388" style:family="text"/>
    <style:style style:name="T11_389" style:family="text"/>
    <style:style style:name="T11_390" style:family="text"/>
    <style:style style:name="T11_391" style:family="text"/>
    <style:style style:name="T11_392" style:family="text"/>
    <style:style style:name="T11_393" style:family="text"/>
    <style:style style:name="T11_394" style:family="text"/>
    <style:style style:name="T11_395" style:family="text"/>
    <style:style style:name="T11_396" style:family="text"/>
    <style:style style:name="T11_397" style:family="text"/>
    <style:style style:name="T11_398" style:family="text"/>
    <style:style style:name="T11_399" style:family="text"/>
    <style:style style:name="T11_400" style:family="text"/>
    <style:style style:name="T11_401" style:family="text"/>
    <style:style style:name="T11_402" style:family="text"/>
    <style:style style:name="T11_403" style:family="text"/>
    <style:style style:name="T11_404" style:family="text"/>
    <style:style style:name="T11_405" style:family="text"/>
    <style:style style:name="T11_406" style:family="text"/>
    <style:style style:name="T11_407" style:family="text"/>
    <style:style style:name="T11_408" style:family="text"/>
    <style:style style:name="T11_409" style:family="text"/>
    <style:style style:name="T11_410" style:family="text"/>
    <style:style style:name="T11_411" style:family="text"/>
    <style:style style:name="T11_412" style:family="text"/>
    <style:style style:name="T11_413" style:family="text"/>
    <style:style style:name="T11_414" style:family="text"/>
    <style:style style:name="T11_415" style:family="text"/>
    <style:style style:name="T11_416" style:family="text"/>
    <style:style style:name="T11_417" style:family="text"/>
    <style:style style:name="T11_418" style:family="text"/>
    <style:style style:name="T11_419" style:family="text"/>
    <style:style style:name="T11_420" style:family="text"/>
    <style:style style:name="T11_421" style:family="text"/>
    <style:style style:name="T11_422" style:family="text"/>
    <style:style style:name="P12" style:family="paragraph" style:parent-style-name="Standard">
      <style:paragraph-properties fo:break-before="auto" fo:text-indent="0.811cm" fo:line-height="115%" style:writing-mode="lr-tb"/>
    </style:style>
    <style:style style:name="P13" style:family="paragraph" style:parent-style-name="Standard">
      <style:paragraph-properties fo:break-before="auto" fo:text-indent="0.811cm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P14" style:family="paragraph" style:parent-style-name="Standard">
      <style:paragraph-properties fo:break-before="auto" fo:text-indent="0.811cm" fo:line-height="115%" style:writing-mode="lr-tb"/>
    </style:style>
    <style:style style:name="P15" style:family="paragraph" style:parent-style-name="Standard">
      <style:paragraph-properties fo:break-before="auto" fo:text-indent="0.811cm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T15_167" style:family="text"/>
    <style:style style:name="T15_168" style:family="text"/>
    <style:style style:name="T15_169" style:family="text"/>
    <style:style style:name="T15_170" style:family="text"/>
    <style:style style:name="T15_171" style:family="text"/>
    <style:style style:name="T15_172" style:family="text"/>
    <style:style style:name="T15_173" style:family="text"/>
    <style:style style:name="T15_174" style:family="text"/>
    <style:style style:name="T15_175" style:family="text"/>
    <style:style style:name="T15_176" style:family="text"/>
    <style:style style:name="T15_177" style:family="text"/>
    <style:style style:name="T15_178" style:family="text"/>
    <style:style style:name="P16" style:family="paragraph" style:parent-style-name="Standard">
      <style:paragraph-properties fo:break-before="auto" fo:text-indent="0.811cm" fo:line-height="115%" style:writing-mode="lr-tb"/>
    </style:style>
    <style:style style:name="P17" style:family="paragraph" style:parent-style-name="Standard">
      <style:paragraph-properties fo:break-before="auto" fo:text-indent="0.811cm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Heading_20_1">
      <style:paragraph-properties fo:break-before="auto" fo:line-height="115%" style:writing-mode="lr-tb"/>
    </style:style>
    <style:style style:name="T20_1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Heading_20_1">
      <style:paragraph-properties fo:break-before="auto" fo:line-height="115%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Heading_20_2">
      <style:paragraph-properties fo:break-before="auto" fo:line-height="115%" fo:margin-top="0cm" fo:margin-bottom="0cm" style:writing-mode="lr-tb"/>
    </style:style>
    <style:style style:name="T28_1" style:family="text">
      <style:text-properties fo:font-style="italic" style:font-style-asian="italic" style:font-style-complex="italic"/>
    </style:style>
    <style:style style:name="T28_2" style:family="text">
      <style:text-properties fo:font-style="italic" style:font-style-asian="italic" style:font-style-complex="italic"/>
    </style:style>
    <style:style style:name="T28_3" style:family="text">
      <style:text-properties fo:font-style="italic" style:font-style-asian="italic" style:font-style-complex="italic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T29_106" style:family="text"/>
    <style:style style:name="T29_107" style:family="text"/>
    <style:style style:name="T29_108" style:family="text"/>
    <style:style style:name="T29_109" style:family="text"/>
    <style:style style:name="T29_110" style:family="text"/>
    <style:style style:name="T29_111" style:family="text"/>
    <style:style style:name="T29_112" style:family="text"/>
    <style:style style:name="T29_113" style:family="text"/>
    <style:style style:name="T29_114" style:family="text"/>
    <style:style style:name="T29_115" style:family="text"/>
    <style:style style:name="T29_116" style:family="text"/>
    <style:style style:name="T29_117" style:family="text"/>
    <style:style style:name="T29_118" style:family="text"/>
    <style:style style:name="T29_119" style:family="text"/>
    <style:style style:name="T29_120" style:family="text"/>
    <style:style style:name="T29_121" style:family="text"/>
    <style:style style:name="T29_122" style:family="text"/>
    <style:style style:name="T29_123" style:family="text"/>
    <style:style style:name="T29_124" style:family="text"/>
    <style:style style:name="T29_125" style:family="text"/>
    <style:style style:name="T29_126" style:family="text"/>
    <style:style style:name="T29_127" style:family="text"/>
    <style:style style:name="T29_128" style:family="text"/>
    <style:style style:name="T29_129" style:family="text"/>
    <style:style style:name="T29_130" style:family="text"/>
    <style:style style:name="T29_131" style:family="text"/>
    <style:style style:name="T29_132" style:family="text"/>
    <style:style style:name="T29_133" style:family="text"/>
    <style:style style:name="T29_134" style:family="text"/>
    <style:style style:name="T29_135" style:family="text"/>
    <style:style style:name="T29_136" style:family="text"/>
    <style:style style:name="T29_137" style:family="text"/>
    <style:style style:name="T29_138" style:family="text"/>
    <style:style style:name="T29_139" style:family="text"/>
    <style:style style:name="T29_140" style:family="text"/>
    <style:style style:name="T29_141" style:family="text"/>
    <style:style style:name="T29_142" style:family="text"/>
    <style:style style:name="T29_143" style:family="text"/>
    <style:style style:name="T29_144" style:family="text"/>
    <style:style style:name="T29_145" style:family="text"/>
    <style:style style:name="T29_146" style:family="text"/>
    <style:style style:name="T29_147" style:family="text"/>
    <style:style style:name="T29_148" style:family="text"/>
    <style:style style:name="T29_149" style:family="text"/>
    <style:style style:name="T29_150" style:family="text"/>
    <style:style style:name="T29_151" style:family="text"/>
    <style:style style:name="T29_152" style:family="text"/>
    <style:style style:name="T29_153" style:family="text"/>
    <style:style style:name="T29_154" style:family="text"/>
    <style:style style:name="T29_155" style:family="text"/>
    <style:style style:name="T29_156" style:family="text"/>
    <style:style style:name="T29_157" style:family="text"/>
    <style:style style:name="T29_158" style:family="text"/>
    <style:style style:name="T29_159" style:family="text"/>
    <style:style style:name="T29_160" style:family="text"/>
    <style:style style:name="T29_161" style:family="text"/>
    <style:style style:name="T29_162" style:family="text"/>
    <style:style style:name="T29_163" style:family="text"/>
    <style:style style:name="T29_164" style:family="text"/>
    <style:style style:name="T29_165" style:family="text"/>
    <style:style style:name="T29_166" style:family="text"/>
    <style:style style:name="T29_167" style:family="text"/>
    <style:style style:name="T29_168" style:family="text"/>
    <style:style style:name="T29_169" style:family="text"/>
    <style:style style:name="T29_170" style:family="text"/>
    <style:style style:name="T29_171" style:family="text"/>
    <style:style style:name="T29_172" style:family="text"/>
    <style:style style:name="T29_173" style:family="text"/>
    <style:style style:name="T29_174" style:family="text"/>
    <style:style style:name="T29_175" style:family="text"/>
    <style:style style:name="T29_176" style:family="text"/>
    <style:style style:name="T29_177" style:family="text"/>
    <style:style style:name="T29_178" style:family="text"/>
    <style:style style:name="T29_179" style:family="text"/>
    <style:style style:name="T29_180" style:family="text"/>
    <style:style style:name="T29_181" style:family="text"/>
    <style:style style:name="T29_182" style:family="text"/>
    <style:style style:name="T29_183" style:family="text"/>
    <style:style style:name="T29_184" style:family="text"/>
    <style:style style:name="T29_185" style:family="text"/>
    <style:style style:name="T29_186" style:family="text"/>
    <style:style style:name="T29_187" style:family="text"/>
    <style:style style:name="T29_188" style:family="text"/>
    <style:style style:name="T29_189" style:family="text"/>
    <style:style style:name="T29_190" style:family="text"/>
    <style:style style:name="T29_191" style:family="text"/>
    <style:style style:name="T29_192" style:family="text"/>
    <style:style style:name="T29_193" style:family="text"/>
    <style:style style:name="T29_194" style:family="text"/>
    <style:style style:name="T29_195" style:family="text"/>
    <style:style style:name="T29_196" style:family="text"/>
    <style:style style:name="T29_197" style:family="text"/>
    <style:style style:name="T29_198" style:family="text"/>
    <style:style style:name="T29_199" style:family="text"/>
    <style:style style:name="T29_200" style:family="text"/>
    <style:style style:name="T29_201" style:family="text"/>
    <style:style style:name="T29_202" style:family="text"/>
    <style:style style:name="T29_203" style:family="text"/>
    <style:style style:name="T29_204" style:family="text"/>
    <style:style style:name="T29_205" style:family="text"/>
    <style:style style:name="T29_206" style:family="text"/>
    <style:style style:name="T29_207" style:family="text"/>
    <style:style style:name="T29_208" style:family="text"/>
    <style:style style:name="T29_209" style:family="text"/>
    <style:style style:name="T29_210" style:family="text"/>
    <style:style style:name="T29_211" style:family="text"/>
    <style:style style:name="T29_212" style:family="text"/>
    <style:style style:name="T29_213" style:family="text"/>
    <style:style style:name="T29_214" style:family="text"/>
    <style:style style:name="T29_215" style:family="text"/>
    <style:style style:name="T29_216" style:family="text"/>
    <style:style style:name="T29_217" style:family="text"/>
    <style:style style:name="T29_218" style:family="text"/>
    <style:style style:name="T29_219" style:family="text"/>
    <style:style style:name="T29_220" style:family="text"/>
    <style:style style:name="T29_221" style:family="text"/>
    <style:style style:name="T29_222" style:family="text"/>
    <style:style style:name="T29_223" style:family="text"/>
    <style:style style:name="T29_224" style:family="text"/>
    <style:style style:name="T29_225" style:family="text"/>
    <style:style style:name="T29_226" style:family="text"/>
    <style:style style:name="T29_227" style:family="text"/>
    <style:style style:name="T29_228" style:family="text"/>
    <style:style style:name="T29_229" style:family="text"/>
    <style:style style:name="T29_230" style:family="text"/>
    <style:style style:name="T29_231" style:family="text"/>
    <style:style style:name="T29_232" style:family="text"/>
    <style:style style:name="T29_233" style:family="text"/>
    <style:style style:name="T29_234" style:family="text"/>
    <style:style style:name="T29_235" style:family="text"/>
    <style:style style:name="T29_236" style:family="text"/>
    <style:style style:name="T29_237" style:family="text"/>
    <style:style style:name="T29_238" style:family="text"/>
    <style:style style:name="T29_239" style:family="text"/>
    <style:style style:name="T29_240" style:family="text"/>
    <style:style style:name="T29_241" style:family="text"/>
    <style:style style:name="T29_242" style:family="text"/>
    <style:style style:name="T29_243" style:family="text"/>
    <style:style style:name="T29_244" style:family="text"/>
    <style:style style:name="T29_245" style:family="text"/>
    <style:style style:name="T29_246" style:family="text"/>
    <style:style style:name="T29_247" style:family="text"/>
    <style:style style:name="T29_248" style:family="text"/>
    <style:style style:name="T29_249" style:family="text"/>
    <style:style style:name="T29_250" style:family="text"/>
    <style:style style:name="T29_251" style:family="text"/>
    <style:style style:name="T29_252" style:family="text"/>
    <style:style style:name="T29_253" style:family="text"/>
    <style:style style:name="T29_254" style:family="text"/>
    <style:style style:name="T29_255" style:family="text"/>
    <style:style style:name="T29_256" style:family="text"/>
    <style:style style:name="T29_257" style:family="text"/>
    <style:style style:name="T29_258" style:family="text"/>
    <style:style style:name="T29_259" style:family="text"/>
    <style:style style:name="T29_260" style:family="text"/>
    <style:style style:name="T29_261" style:family="text"/>
    <style:style style:name="T29_262" style:family="text"/>
    <style:style style:name="T29_263" style:family="text"/>
    <style:style style:name="T29_264" style:family="text"/>
    <style:style style:name="T29_265" style:family="text"/>
    <style:style style:name="T29_266" style:family="text"/>
    <style:style style:name="T29_267" style:family="text"/>
    <style:style style:name="T29_268" style:family="text"/>
    <style:style style:name="T29_269" style:family="text"/>
    <style:style style:name="T29_270" style:family="text"/>
    <style:style style:name="T29_271" style:family="text"/>
    <style:style style:name="T29_272" style:family="text"/>
    <style:style style:name="T29_273" style:family="text"/>
    <style:style style:name="T29_274" style:family="text"/>
    <style:style style:name="T29_275" style:family="text"/>
    <style:style style:name="T29_276" style:family="text"/>
    <style:style style:name="T29_277" style:family="text"/>
    <style:style style:name="T29_278" style:family="text"/>
    <style:style style:name="T29_279" style:family="text"/>
    <style:style style:name="T29_280" style:family="text"/>
    <style:style style:name="T29_281" style:family="text"/>
    <style:style style:name="T29_282" style:family="text"/>
    <style:style style:name="T29_283" style:family="text"/>
    <style:style style:name="T29_284" style:family="text"/>
    <style:style style:name="T29_285" style:family="text"/>
    <style:style style:name="T29_286" style:family="text"/>
    <style:style style:name="T29_287" style:family="text"/>
    <style:style style:name="T29_288" style:family="text"/>
    <style:style style:name="T29_289" style:family="text"/>
    <style:style style:name="T29_290" style:family="text"/>
    <style:style style:name="T29_291" style:family="text"/>
    <style:style style:name="T29_292" style:family="text"/>
    <style:style style:name="T29_293" style:family="text"/>
    <style:style style:name="T29_294" style:family="text"/>
    <style:style style:name="T29_295" style:family="text"/>
    <style:style style:name="T29_296" style:family="text"/>
    <style:style style:name="T29_297" style:family="text"/>
    <style:style style:name="T29_298" style:family="text"/>
    <style:style style:name="T29_299" style:family="text"/>
    <style:style style:name="T29_300" style:family="text"/>
    <style:style style:name="T29_301" style:family="text"/>
    <style:style style:name="T29_302" style:family="text"/>
    <style:style style:name="T29_303" style:family="text"/>
    <style:style style:name="T29_304" style:family="text"/>
    <style:style style:name="T29_305" style:family="text"/>
    <style:style style:name="T29_306" style:family="text"/>
    <style:style style:name="T29_307" style:family="text"/>
    <style:style style:name="T29_308" style:family="text"/>
    <style:style style:name="T29_309" style:family="text"/>
    <style:style style:name="T29_310" style:family="text"/>
    <style:style style:name="T29_311" style:family="text"/>
    <style:style style:name="T29_312" style:family="text"/>
    <style:style style:name="T29_313" style:family="text"/>
    <style:style style:name="T29_314" style:family="text"/>
    <style:style style:name="T29_315" style:family="text"/>
    <style:style style:name="T29_316" style:family="text">
      <style:text-properties fo:font-style="italic" style:font-style-asian="italic" style:font-style-complex="italic"/>
    </style:style>
    <style:style style:name="T29_317" style:family="text"/>
    <style:style style:name="T29_318" style:family="text"/>
    <style:style style:name="T29_319" style:family="text"/>
    <style:style style:name="T29_320" style:family="text"/>
    <style:style style:name="T29_321" style:family="text"/>
    <style:style style:name="T29_322" style:family="text"/>
    <style:style style:name="T29_323" style:family="text"/>
    <style:style style:name="T29_324" style:family="text"/>
    <style:style style:name="T29_325" style:family="text"/>
    <style:style style:name="T29_326" style:family="text"/>
    <style:style style:name="T29_327" style:family="text"/>
    <style:style style:name="T29_328" style:family="text"/>
    <style:style style:name="T29_329" style:family="text"/>
    <style:style style:name="T29_330" style:family="text"/>
    <style:style style:name="T29_331" style:family="text"/>
    <style:style style:name="T29_332" style:family="text">
      <style:text-properties fo:font-style="italic" style:font-style-asian="italic" style:font-style-complex="italic"/>
    </style:style>
    <style:style style:name="T29_333" style:family="text"/>
    <style:style style:name="T29_334" style:family="text"/>
    <style:style style:name="T29_335" style:family="text"/>
    <style:style style:name="T29_336" style:family="text"/>
    <style:style style:name="T29_337" style:family="text"/>
    <style:style style:name="T29_338" style:family="text"/>
    <style:style style:name="T29_339" style:family="text"/>
    <style:style style:name="T29_340" style:family="text"/>
    <style:style style:name="T29_341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Heading_20_2">
      <style:paragraph-properties fo:break-before="auto" fo:line-height="115%" fo:margin-top="0cm" fo:margin-bottom="0cm" style:writing-mode="lr-tb"/>
    </style:style>
    <style:style style:name="T31_1" style:family="text">
      <style:text-properties fo:font-style="italic" style:font-style-asian="italic" style:font-style-complex="italic"/>
    </style:style>
    <style:style style:name="T31_2" style:family="text">
      <style:text-properties fo:font-style="italic" style:font-style-asian="italic" style:font-style-complex="italic"/>
    </style:style>
    <style:style style:name="T31_3" style:family="text">
      <style:text-properties fo:font-style="italic" style:font-style-asian="italic" style:font-style-complex="italic"/>
    </style:style>
    <style:style style:name="P32" style:family="paragraph" style:parent-style-name="Standard">
      <style:paragraph-properties fo:break-before="auto" fo:text-indent="1.27cm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T32_130" style:family="text"/>
    <style:style style:name="T32_131" style:family="text"/>
    <style:style style:name="T32_132" style:family="text"/>
    <style:style style:name="T32_133" style:family="text"/>
    <style:style style:name="T32_134" style:family="text"/>
    <style:style style:name="T32_135" style:family="text"/>
    <style:style style:name="T32_136" style:family="text"/>
    <style:style style:name="T32_137" style:family="text"/>
    <style:style style:name="T32_138" style:family="text"/>
    <style:style style:name="T32_139" style:family="text"/>
    <style:style style:name="T32_140" style:family="text"/>
    <style:style style:name="T32_141" style:family="text"/>
    <style:style style:name="T32_142" style:family="text"/>
    <style:style style:name="T32_143" style:family="text"/>
    <style:style style:name="T32_144" style:family="text"/>
    <style:style style:name="T32_145" style:family="text"/>
    <style:style style:name="T32_146" style:family="text"/>
    <style:style style:name="T32_147" style:family="text"/>
    <style:style style:name="T32_148" style:family="text"/>
    <style:style style:name="T32_149" style:family="text"/>
    <style:style style:name="T32_150" style:family="text"/>
    <style:style style:name="T32_151" style:family="text"/>
    <style:style style:name="T32_152" style:family="text"/>
    <style:style style:name="T32_153" style:family="text"/>
    <style:style style:name="T32_154" style:family="text"/>
    <style:style style:name="T32_155" style:family="text"/>
    <style:style style:name="T32_156" style:family="text"/>
    <style:style style:name="T32_157" style:family="text"/>
    <style:style style:name="T32_158" style:family="text"/>
    <style:style style:name="T32_159" style:family="text"/>
    <style:style style:name="T32_160" style:family="text"/>
    <style:style style:name="T32_161" style:family="text"/>
    <style:style style:name="T32_162" style:family="text"/>
    <style:style style:name="T32_163" style:family="text"/>
    <style:style style:name="T32_164" style:family="text"/>
    <style:style style:name="T32_165" style:family="text"/>
    <style:style style:name="T32_166" style:family="text"/>
    <style:style style:name="T32_167" style:family="text"/>
    <style:style style:name="T32_168" style:family="text"/>
    <style:style style:name="T32_169" style:family="text"/>
    <style:style style:name="T32_170" style:family="text"/>
    <style:style style:name="T32_171" style:family="text"/>
    <style:style style:name="T32_172" style:family="text"/>
    <style:style style:name="T32_173" style:family="text"/>
    <style:style style:name="T32_174" style:family="text"/>
    <style:style style:name="T32_175" style:family="text"/>
    <style:style style:name="T32_176" style:family="text"/>
    <style:style style:name="T32_177" style:family="text"/>
    <style:style style:name="T32_178" style:family="text"/>
    <style:style style:name="T32_179" style:family="text"/>
    <style:style style:name="T32_180" style:family="text"/>
    <style:style style:name="T32_181" style:family="text"/>
    <style:style style:name="T32_182" style:family="text"/>
    <style:style style:name="T32_183" style:family="text"/>
    <style:style style:name="T32_184" style:family="text"/>
    <style:style style:name="T32_185" style:family="text"/>
    <style:style style:name="T32_186" style:family="text"/>
    <style:style style:name="T32_187" style:family="text"/>
    <style:style style:name="T32_188" style:family="text"/>
    <style:style style:name="T32_189" style:family="text"/>
    <style:style style:name="T32_190" style:family="text"/>
    <style:style style:name="T32_191" style:family="text"/>
    <style:style style:name="T32_192" style:family="text"/>
    <style:style style:name="T32_193" style:family="text"/>
    <style:style style:name="T32_194" style:family="text"/>
    <style:style style:name="T32_195" style:family="text"/>
    <style:style style:name="T32_196" style:family="text"/>
    <style:style style:name="T32_197" style:family="text"/>
    <style:style style:name="T32_198" style:family="text"/>
    <style:style style:name="T32_199" style:family="text"/>
    <style:style style:name="T32_200" style:family="text"/>
    <style:style style:name="T32_201" style:family="text"/>
    <style:style style:name="T32_202" style:family="text"/>
    <style:style style:name="T32_203" style:family="text"/>
    <style:style style:name="T32_204" style:family="text"/>
    <style:style style:name="T32_205" style:family="text"/>
    <style:style style:name="T32_206" style:family="text"/>
    <style:style style:name="T32_207" style:family="text"/>
    <style:style style:name="T32_208" style:family="text"/>
    <style:style style:name="T32_209" style:family="text"/>
    <style:style style:name="T32_210" style:family="text"/>
    <style:style style:name="T32_211" style:family="text"/>
    <style:style style:name="T32_212" style:family="text"/>
    <style:style style:name="T32_213" style:family="text"/>
    <style:style style:name="T32_214" style:family="text"/>
    <style:style style:name="T32_215" style:family="text"/>
    <style:style style:name="T32_216" style:family="text"/>
    <style:style style:name="T32_217" style:family="text"/>
    <style:style style:name="T32_218" style:family="text"/>
    <style:style style:name="T32_219" style:family="text"/>
    <style:style style:name="T32_220" style:family="text"/>
    <style:style style:name="T32_221" style:family="text"/>
    <style:style style:name="T32_222" style:family="text"/>
    <style:style style:name="T32_223" style:family="text"/>
    <style:style style:name="T32_224" style:family="text"/>
    <style:style style:name="T32_225" style:family="text"/>
    <style:style style:name="T32_226" style:family="text"/>
    <style:style style:name="T32_227" style:family="text"/>
    <style:style style:name="T32_228" style:family="text"/>
    <style:style style:name="T32_229" style:family="text"/>
    <style:style style:name="T32_230" style:family="text"/>
    <style:style style:name="T32_231" style:family="text"/>
    <style:style style:name="T32_232" style:family="text"/>
    <style:style style:name="T32_233" style:family="text"/>
    <style:style style:name="T32_234" style:family="text"/>
    <style:style style:name="T32_235" style:family="text"/>
    <style:style style:name="T32_236" style:family="text"/>
    <style:style style:name="T32_237" style:family="text"/>
    <style:style style:name="T32_238" style:family="text"/>
    <style:style style:name="T32_239" style:family="text"/>
    <style:style style:name="T32_240" style:family="text"/>
    <style:style style:name="T32_241" style:family="text"/>
    <style:style style:name="T32_242" style:family="text"/>
    <style:style style:name="T32_243" style:family="text"/>
    <style:style style:name="T32_244" style:family="text"/>
    <style:style style:name="T32_245" style:family="text"/>
    <style:style style:name="T32_246" style:family="text"/>
    <style:style style:name="T32_247" style:family="text"/>
    <style:style style:name="T32_248" style:family="text"/>
    <style:style style:name="T32_249" style:family="text"/>
    <style:style style:name="T32_250" style:family="text"/>
    <style:style style:name="T32_251" style:family="text"/>
    <style:style style:name="T32_252" style:family="text"/>
    <style:style style:name="T32_253" style:family="text"/>
    <style:style style:name="T32_254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Heading_20_2">
      <style:paragraph-properties fo:break-before="auto" fo:line-height="115%" fo:margin-top="0cm" fo:margin-bottom="0cm" style:writing-mode="lr-tb"/>
    </style:style>
    <style:style style:name="T34_1" style:family="text">
      <style:text-properties fo:font-style="italic" style:font-style-asian="italic" style:font-style-complex="italic"/>
    </style:style>
    <style:style style:name="T34_2" style:family="text">
      <style:text-properties fo:font-style="italic" style:font-style-asian="italic" style:font-style-complex="italic"/>
    </style:style>
    <style:style style:name="T34_3" style:family="text">
      <style:text-properties fo:font-style="italic" style:font-style-asian="italic" style:font-style-complex="italic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1uaet7slt8zr"/><text:bookmark-end text:name="h.1uaet7slt8zr"/><text:span text:style-name="T1_1">Project</text:span><text:span text:style-name="T1_2"><text:s/></text:span><text:span text:style-name="T1_3">Narrative</text:span></text:h>
      <text:p text:style-name="P2"><text:span text:style-name="T2_1"><text:tab/></text:span><text:span text:style-name="T2_2">This</text:span><text:span text:style-name="T2_3"><text:s/></text:span><text:span text:style-name="T2_4">V</text:span><text:span text:style-name="T2_5">.</text:span><text:span text:style-name="T2_6">E</text:span><text:span text:style-name="T2_7">.</text:span><text:span text:style-name="T2_8">D</text:span><text:span text:style-name="T2_9">.</text:span><text:span text:style-name="T2_10">I</text:span><text:span text:style-name="T2_11">.</text:span><text:span text:style-name="T2_12">C</text:span><text:span text:style-name="T2_13">.<text:s/></text:span><text:span text:style-name="T2_14">is</text:span><text:span text:style-name="T2_15"><text:s/></text:span><text:span text:style-name="T2_16">the</text:span><text:span text:style-name="T2_17"><text:s/></text:span><text:span text:style-name="T2_18">combination</text:span><text:span text:style-name="T2_19"><text:s/></text:span><text:span text:style-name="T2_20">two</text:span><text:span text:style-name="T2_21"><text:s/></text:span><text:span text:style-name="T2_22">things</text:span><text:span text:style-name="T2_23">.<text:s/></text:span><text:span text:style-name="T2_24">The</text:span><text:span text:style-name="T2_25"><text:s/></text:span><text:span text:style-name="T2_26">first</text:span><text:span text:style-name="T2_27"><text:s/></text:span><text:span text:style-name="T2_28">being</text:span><text:span text:style-name="T2_29"><text:s/></text:span><text:span text:style-name="T2_30">a</text:span><text:span text:style-name="T2_31"><text:s/></text:span><text:span text:style-name="T2_32">fascination</text:span><text:span text:style-name="T2_33"><text:s/></text:span><text:span text:style-name="T2_34">of</text:span><text:span text:style-name="T2_35"><text:s/></text:span><text:span text:style-name="T2_36">virtual</text:span><text:span text:style-name="T2_37"><text:s/></text:span><text:span text:style-name="T2_38">reality</text:span><text:span text:style-name="T2_39">.<text:s/></text:span><text:span text:style-name="T2_40">The</text:span><text:span text:style-name="T2_41"><text:s/></text:span><text:span text:style-name="T2_42">second</text:span><text:span text:style-name="T2_43"><text:s/></text:span><text:span text:style-name="T2_44">being</text:span><text:span text:style-name="T2_45"><text:s/></text:span><text:span text:style-name="T2_46">an</text:span><text:span text:style-name="T2_47"><text:s/></text:span><text:span text:style-name="T2_48">interested</text:span><text:span text:style-name="T2_49"><text:s/></text:span><text:span text:style-name="T2_50">in</text:span><text:span text:style-name="T2_51"><text:s/></text:span><text:span text:style-name="T2_52">development</text:span><text:span text:style-name="T2_53"><text:s/></text:span><text:span text:style-name="T2_54">tools</text:span><text:span text:style-name="T2_55">.<text:s/></text:span><text:span text:style-name="T2_56">The</text:span><text:span text:style-name="T2_57"><text:s/></text:span><text:span text:style-name="T2_58">idea</text:span><text:span text:style-name="T2_59"><text:s/></text:span><text:span text:style-name="T2_60">came</text:span><text:span text:style-name="T2_61"><text:s/></text:span><text:span text:style-name="T2_62">from</text:span><text:span text:style-name="T2_63"><text:s/></text:span><text:span text:style-name="T2_64">a</text:span><text:span text:style-name="T2_65"><text:s/></text:span><text:span text:style-name="T2_66">desire</text:span><text:span text:style-name="T2_67"><text:s/></text:span><text:span text:style-name="T2_68">to</text:span><text:span text:style-name="T2_69"><text:s/></text:span><text:span text:style-name="T2_70">create</text:span><text:span text:style-name="T2_71"><text:s/></text:span><text:span text:style-name="T2_72">a</text:span><text:span text:style-name="T2_73"><text:s text:c="2"/></text:span></text:p>
      <text:h text:style-name="P3" text:outline-level="10"><text:bookmark-start text:name="h.kd9ff7gu3lr9"/><text:bookmark-end text:name="h.kd9ff7gu3lr9"/><text:span text:style-name="T3_1">Overview</text:span><text:span text:style-name="T3_2"><text:s/></text:span><text:span text:style-name="T3_3">Of</text:span><text:span text:style-name="T3_4"><text:s/></text:span><text:span text:style-name="T3_5">The</text:span><text:span text:style-name="T3_6"><text:s/></text:span><text:span text:style-name="T3_7">System</text:span></text:h>
      <text:p text:style-name="P4"/>
      <text:p text:style-name="P5"><text:span text:style-name="T5_1">Users</text:span><text:span text:style-name="T5_2"><text:s/></text:span><text:span text:style-name="T5_3">of</text:span><text:span text:style-name="T5_4"><text:s/></text:span><text:span text:style-name="T5_5">the</text:span><text:span text:style-name="T5_6"><text:s/></text:span><text:span text:style-name="T5_7">VEDIC</text:span><text:span text:style-name="T5_8"><text:s/></text:span><text:span text:style-name="T5_9">system</text:span><text:span text:style-name="T5_10"><text:s/></text:span><text:span text:style-name="T5_11">will</text:span><text:span text:style-name="T5_12"><text:s/></text:span><text:span text:style-name="T5_13">typically</text:span><text:span text:style-name="T5_14"><text:s/></text:span><text:span text:style-name="T5_15">be</text:span><text:span text:style-name="T5_16"><text:s/></text:span><text:span text:style-name="T5_17">programmers</text:span><text:span text:style-name="T5_18"><text:s/></text:span><text:span text:style-name="T5_19">working</text:span><text:span text:style-name="T5_20"><text:s/></text:span><text:span text:style-name="T5_21">with</text:span><text:span text:style-name="T5_22"><text:s/></text:span><text:span text:style-name="T5_23">C</text:span><text:span text:style-name="T5_24">#,<text:s/></text:span><text:span text:style-name="T5_25">though</text:span><text:span text:style-name="T5_26"><text:s/></text:span><text:span text:style-name="T5_27">Java</text:span><text:span text:style-name="T5_28"><text:s/></text:span><text:span text:style-name="T5_29">could</text:span><text:span text:style-name="T5_30"><text:s/></text:span><text:span text:style-name="T5_31">easily</text:span><text:span text:style-name="T5_32"><text:s/></text:span><text:span text:style-name="T5_33">be</text:span><text:span text:style-name="T5_34"><text:s/></text:span><text:span text:style-name="T5_35">a</text:span><text:span text:style-name="T5_36"><text:s/></text:span><text:span text:style-name="T5_37">later</text:span><text:span text:style-name="T5_38"><text:s/></text:span><text:span text:style-name="T5_39">edition</text:span><text:span text:style-name="T5_40">.<text:s/></text:span><text:span text:style-name="T5_41">These</text:span><text:span text:style-name="T5_42"><text:s/></text:span><text:span text:style-name="T5_43">software</text:span><text:span text:style-name="T5_44"><text:s/></text:span><text:span text:style-name="T5_45">developers</text:span><text:span text:style-name="T5_46"><text:s/></text:span><text:span text:style-name="T5_47">would</text:span><text:span text:style-name="T5_48"><text:s/></text:span><text:span text:style-name="T5_49">range</text:span><text:span text:style-name="T5_50"><text:s/></text:span><text:span text:style-name="T5_51">anywhere</text:span><text:span text:style-name="T5_52"><text:s/></text:span><text:span text:style-name="T5_53">from</text:span><text:span text:style-name="T5_54"><text:s/></text:span><text:span text:style-name="T5_55">the</text:span><text:span text:style-name="T5_56"><text:s/></text:span><text:span text:style-name="T5_57">novice</text:span><text:span text:style-name="T5_58">,<text:s/></text:span><text:span text:style-name="T5_59">learning</text:span><text:span text:style-name="T5_60"><text:s/></text:span><text:span text:style-name="T5_61">to</text:span><text:span text:style-name="T5_62"><text:s/></text:span><text:span text:style-name="T5_63">program</text:span><text:span text:style-name="T5_64"><text:s/></text:span><text:span text:style-name="T5_65">in</text:span><text:span text:style-name="T5_66"><text:s/></text:span><text:span text:style-name="T5_67">an</text:span><text:span text:style-name="T5_68"><text:s/></text:span><text:span text:style-name="T5_69">object</text:span><text:span text:style-name="T5_70">-</text:span><text:span text:style-name="T5_71">oriented</text:span><text:span text:style-name="T5_72"><text:s/></text:span><text:span text:style-name="T5_73">language</text:span><text:span text:style-name="T5_74">,<text:s/></text:span><text:span text:style-name="T5_75">to</text:span><text:span text:style-name="T5_76"><text:s/></text:span><text:span text:style-name="T5_77">the</text:span><text:span text:style-name="T5_78"><text:s/></text:span><text:span text:style-name="T5_79">experienced</text:span><text:span text:style-name="T5_80"><text:s/></text:span><text:span text:style-name="T5_81">developer</text:span><text:span text:style-name="T5_82"><text:s/></text:span><text:span text:style-name="T5_83">working</text:span><text:span text:style-name="T5_84"><text:s/></text:span><text:span text:style-name="T5_85">on</text:span><text:span text:style-name="T5_86"><text:s/></text:span><text:span text:style-name="T5_87">a</text:span><text:span text:style-name="T5_88"><text:s/></text:span><text:span text:style-name="T5_89">complex</text:span><text:span text:style-name="T5_90"><text:s/></text:span><text:span text:style-name="T5_91">project</text:span><text:span text:style-name="T5_92"><text:s/></text:span><text:span text:style-name="T5_93">that</text:span><text:span text:style-name="T5_94"><text:s/></text:span><text:span text:style-name="T5_95">involves</text:span><text:span text:style-name="T5_96"><text:s/></text:span><text:span text:style-name="T5_97">numerous</text:span><text:span text:style-name="T5_98"><text:s/></text:span><text:span text:style-name="T5_99">files</text:span><text:span text:style-name="T5_100"><text:s/></text:span><text:span text:style-name="T5_101">and</text:span><text:span text:style-name="T5_102"><text:s/></text:span><text:span text:style-name="T5_103">classes</text:span><text:span text:style-name="T5_104">.</text:span></text:p>
      <text:p text:style-name="P6"/>
      <text:p text:style-name="P7"><text:span text:style-name="T7_1">VEDIC</text:span><text:span text:style-name="T7_2"><text:s/></text:span><text:span text:style-name="T7_3">will</text:span><text:span text:style-name="T7_4"><text:s/></text:span><text:span text:style-name="T7_5">have</text:span><text:span text:style-name="T7_6"><text:s/></text:span><text:span text:style-name="T7_7">a</text:span><text:span text:style-name="T7_8"><text:s/></text:span><text:span text:style-name="T7_9">total</text:span><text:span text:style-name="T7_10"><text:s/></text:span><text:span text:style-name="T7_11">of</text:span><text:span text:style-name="T7_12"><text:s/></text:span><text:span text:style-name="T7_13">four</text:span><text:span text:style-name="T7_14"><text:s/></text:span><text:span text:style-name="T7_15">modes</text:span><text:span text:style-name="T7_16"><text:s/></text:span><text:span text:style-name="T7_17">of</text:span><text:span text:style-name="T7_18"><text:s/></text:span><text:span text:style-name="T7_19">operation</text:span><text:span text:style-name="T7_20">:<text:s/></text:span><text:span text:style-name="T7_21">the</text:span><text:span text:style-name="T7_22"><text:s/></text:span><text:span text:style-name="T7_23">viewing</text:span><text:span text:style-name="T7_24"><text:s/></text:span><text:span text:style-name="T7_25">of</text:span><text:span text:style-name="T7_26"><text:s/></text:span><text:span text:style-name="T7_27">a</text:span><text:span text:style-name="T7_28"><text:s/></text:span><text:span text:style-name="T7_29">database</text:span><text:span text:style-name="T7_30"><text:s/>(</text:span><text:span text:style-name="T7_31">SQL</text:span><text:span text:style-name="T7_32">),<text:s/></text:span><text:span text:style-name="T7_33">the</text:span><text:span text:style-name="T7_34"><text:s/></text:span><text:span text:style-name="T7_35">creation</text:span><text:span text:style-name="T7_36"><text:s/></text:span><text:span text:style-name="T7_37">or</text:span><text:span text:style-name="T7_38"><text:s/></text:span><text:span text:style-name="T7_39">manipulation</text:span><text:span text:style-name="T7_40"><text:s/></text:span><text:span text:style-name="T7_41">of</text:span><text:span text:style-name="T7_42"><text:s/></text:span><text:span text:style-name="T7_43">a</text:span><text:span text:style-name="T7_44"><text:s/></text:span><text:span text:style-name="T7_45">database</text:span><text:span text:style-name="T7_46"><text:s/>(</text:span><text:span text:style-name="T7_47">SQL</text:span><text:span text:style-name="T7_48">),<text:s/></text:span><text:span text:style-name="T7_49">the</text:span><text:span text:style-name="T7_50"><text:s/></text:span><text:span text:style-name="T7_51">viewing</text:span><text:span text:style-name="T7_52"><text:s/></text:span><text:span text:style-name="T7_53">of</text:span><text:span text:style-name="T7_54"><text:s/></text:span><text:span text:style-name="T7_55">a</text:span><text:span text:style-name="T7_56"><text:s/></text:span><text:span text:style-name="T7_57">program</text:span><text:span text:style-name="T7_58"><text:s/></text:span><text:span text:style-name="T7_59">with</text:span><text:span text:style-name="T7_60"><text:s/></text:span><text:span text:style-name="T7_61">its</text:span><text:span text:style-name="T7_62"><text:s/></text:span><text:span text:style-name="T7_63">multiple</text:span><text:span text:style-name="T7_64"><text:s/></text:span><text:span text:style-name="T7_65">files</text:span><text:span text:style-name="T7_66"><text:s/>(</text:span><text:span text:style-name="T7_67">C</text:span><text:span text:style-name="T7_68">#),<text:s/></text:span><text:span text:style-name="T7_69">and</text:span><text:span text:style-name="T7_70"><text:s/></text:span><text:span text:style-name="T7_71">the</text:span><text:span text:style-name="T7_72"><text:s/></text:span><text:span text:style-name="T7_73">creation</text:span><text:span text:style-name="T7_74"><text:s/></text:span><text:span text:style-name="T7_75">or</text:span><text:span text:style-name="T7_76"><text:s/></text:span><text:span text:style-name="T7_77">manipulation</text:span><text:span text:style-name="T7_78"><text:s/></text:span><text:span text:style-name="T7_79">of</text:span><text:span text:style-name="T7_80"><text:s/></text:span><text:span text:style-name="T7_81">a</text:span><text:span text:style-name="T7_82"><text:s/></text:span><text:span text:style-name="T7_83">program</text:span><text:span text:style-name="T7_84"><text:s/>(</text:span><text:span text:style-name="T7_85">C</text:span><text:span text:style-name="T7_86">#).</text:span></text:p>
      <text:p text:style-name="P8"/>
      <text:p text:style-name="P9"><text:span text:style-name="T9_1">In</text:span><text:span text:style-name="T9_2"><text:s/></text:span><text:span text:style-name="T9_3">the</text:span><text:span text:style-name="T9_4"><text:s/></text:span><text:span text:style-name="T9_5">viewing</text:span><text:span text:style-name="T9_6"><text:s/></text:span><text:span text:style-name="T9_7">of</text:span><text:span text:style-name="T9_8"><text:s/></text:span><text:span text:style-name="T9_9">a</text:span><text:span text:style-name="T9_10"><text:s/></text:span><text:span text:style-name="T9_11">database</text:span><text:span text:style-name="T9_12"><text:s/></text:span><text:span text:style-name="T9_13">mode</text:span><text:span text:style-name="T9_14">,<text:s/></text:span><text:span text:style-name="T9_15">the</text:span><text:span text:style-name="T9_16"><text:s/></text:span><text:span text:style-name="T9_17">user</text:span><text:span text:style-name="T9_18"><text:s/></text:span><text:span text:style-name="T9_19">will</text:span><text:span text:style-name="T9_20"><text:s/></text:span><text:span text:style-name="T9_21">see</text:span><text:span text:style-name="T9_22"><text:s/></text:span><text:span text:style-name="T9_23">a</text:span><text:span text:style-name="T9_24"><text:s/></text:span><text:span text:style-name="T9_25">multitude</text:span><text:span text:style-name="T9_26"><text:s/></text:span><text:span text:style-name="T9_27">of</text:span><text:span text:style-name="T9_28"><text:s/></text:span><text:span text:style-name="T9_29">different</text:span><text:span text:style-name="T9_30"><text:s/></text:span><text:span text:style-name="T9_31">shapes</text:span><text:span text:style-name="T9_32"><text:s/></text:span><text:span text:style-name="T9_33">of</text:span><text:span text:style-name="T9_34"><text:s/></text:span><text:span text:style-name="T9_35">varying</text:span><text:span text:style-name="T9_36"><text:s/></text:span><text:span text:style-name="T9_37">colors</text:span><text:span text:style-name="T9_38">,<text:s/></text:span><text:span text:style-name="T9_39">some</text:span><text:span text:style-name="T9_40"><text:s/></text:span><text:span text:style-name="T9_41">interconnected</text:span><text:span text:style-name="T9_42">,<text:s/></text:span><text:span text:style-name="T9_43">some</text:span><text:span text:style-name="T9_44"><text:s/></text:span><text:span text:style-name="T9_45">stand</text:span><text:span text:style-name="T9_46">-</text:span><text:span text:style-name="T9_47">alone</text:span><text:span text:style-name="T9_48">.<text:s/></text:span><text:span text:style-name="T9_49">These</text:span><text:span text:style-name="T9_50"><text:s/></text:span><text:span text:style-name="T9_51">will</text:span><text:span text:style-name="T9_52"><text:s/></text:span><text:span text:style-name="T9_53">consist</text:span><text:span text:style-name="T9_54"><text:s/></text:span><text:span text:style-name="T9_55">of</text:span><text:span text:style-name="T9_56"><text:s/></text:span><text:span text:style-name="T9_57">SQL</text:span><text:span text:style-name="T9_58"><text:s/></text:span><text:span text:style-name="T9_59">tables</text:span><text:span text:style-name="T9_60"><text:s/></text:span><text:span text:style-name="T9_61">with</text:span><text:span text:style-name="T9_62"><text:s/></text:span><text:span text:style-name="T9_63">distinct</text:span><text:span text:style-name="T9_64"><text:s/></text:span><text:span text:style-name="T9_65">sections</text:span><text:span text:style-name="T9_66"><text:s/></text:span><text:span text:style-name="T9_67">representing</text:span><text:span text:style-name="T9_68"><text:s/></text:span><text:span text:style-name="T9_69">columns</text:span><text:span text:style-name="T9_70"><text:s/></text:span><text:span text:style-name="T9_71">within</text:span><text:span text:style-name="T9_72"><text:s/></text:span><text:span text:style-name="T9_73">these</text:span><text:span text:style-name="T9_74"><text:s/></text:span><text:span text:style-name="T9_75">tables</text:span><text:span text:style-name="T9_76">.<text:s/></text:span><text:span text:style-name="T9_77">Both</text:span><text:span text:style-name="T9_78"><text:s/></text:span><text:span text:style-name="T9_79">tables</text:span><text:span text:style-name="T9_80"><text:s/></text:span><text:span text:style-name="T9_81">and</text:span><text:span text:style-name="T9_82"><text:s/></text:span><text:span text:style-name="T9_83">columns</text:span><text:span text:style-name="T9_84"><text:s/></text:span><text:span text:style-name="T9_85">will</text:span><text:span text:style-name="T9_86"><text:s/></text:span><text:span text:style-name="T9_87">be</text:span><text:span text:style-name="T9_88"><text:s/></text:span><text:span text:style-name="T9_89">labeled</text:span><text:span text:style-name="T9_90"><text:s/></text:span><text:span text:style-name="T9_91">and</text:span><text:span text:style-name="T9_92"><text:s/></text:span><text:span text:style-name="T9_93">their</text:span><text:span text:style-name="T9_94"><text:s/></text:span><text:span text:style-name="T9_95">colors</text:span><text:span text:style-name="T9_96"><text:s/></text:span><text:span text:style-name="T9_97">will</text:span><text:span text:style-name="T9_98"><text:s/></text:span><text:span text:style-name="T9_99">be</text:span><text:span text:style-name="T9_100"><text:s/></text:span><text:span text:style-name="T9_101">specific</text:span><text:span text:style-name="T9_102"><text:s/></text:span><text:span text:style-name="T9_103">to</text:span><text:span text:style-name="T9_104"><text:s/></text:span><text:span text:style-name="T9_105">the</text:span><text:span text:style-name="T9_106"><text:s/></text:span><text:span text:style-name="T9_107">type</text:span><text:span text:style-name="T9_108"><text:s/></text:span><text:span text:style-name="T9_109">of</text:span><text:span text:style-name="T9_110"><text:s/></text:span><text:span text:style-name="T9_111">variable</text:span><text:span text:style-name="T9_112"><text:s/></text:span><text:span text:style-name="T9_113">they</text:span><text:span text:style-name="T9_114"><text:s/></text:span><text:span text:style-name="T9_115">contain</text:span><text:span text:style-name="T9_116"><text:s/>(</text:span><text:span text:style-name="T9_117">integer</text:span><text:span text:style-name="T9_118">,<text:s/></text:span><text:span text:style-name="T9_119">float</text:span><text:span text:style-name="T9_120">,<text:s/></text:span><text:span text:style-name="T9_121">char</text:span><text:span text:style-name="T9_122">,<text:s/></text:span><text:span text:style-name="T9_123">etc</text:span><text:span text:style-name="T9_124">.).<text:s/></text:span><text:span text:style-name="T9_125">Colored</text:span><text:span text:style-name="T9_126"><text:s/></text:span><text:span text:style-name="T9_127">pipes</text:span><text:span text:style-name="T9_128"><text:s/></text:span><text:span text:style-name="T9_129">or</text:span><text:span text:style-name="T9_130"><text:s/></text:span><text:span text:style-name="T9_131">wires</text:span><text:span text:style-name="T9_132"><text:s/></text:span><text:span text:style-name="T9_133">will</text:span><text:span text:style-name="T9_134"><text:s/></text:span><text:span text:style-name="T9_135">connect</text:span><text:span text:style-name="T9_136"><text:s/></text:span><text:span text:style-name="T9_137">these</text:span><text:span text:style-name="T9_138"><text:s/></text:span><text:span text:style-name="T9_139">tables</text:span><text:span text:style-name="T9_140"><text:s/></text:span><text:span text:style-name="T9_141">where</text:span><text:span text:style-name="T9_142"><text:s/></text:span><text:span text:style-name="T9_143">relationships</text:span><text:span text:style-name="T9_144"><text:s/></text:span><text:span text:style-name="T9_145">exist</text:span><text:span text:style-name="T9_146"><text:s/>(</text:span><text:span text:style-name="T9_147">joinings</text:span><text:span text:style-name="T9_148">,<text:s/></text:span><text:span text:style-name="T9_149">shared</text:span><text:span text:style-name="T9_150"><text:s/></text:span><text:span text:style-name="T9_151">variables</text:span><text:span text:style-name="T9_152">,<text:s/></text:span><text:span text:style-name="T9_153">etc</text:span><text:span text:style-name="T9_154">.).<text:s/></text:span><text:span text:style-name="T9_155">The</text:span><text:span text:style-name="T9_156"><text:s/></text:span><text:span text:style-name="T9_157">number</text:span><text:span text:style-name="T9_158"><text:s/></text:span><text:span text:style-name="T9_159">of</text:span><text:span text:style-name="T9_160"><text:s/></text:span><text:span text:style-name="T9_161">rows</text:span><text:span text:style-name="T9_162"><text:s/></text:span><text:span text:style-name="T9_163">in</text:span><text:span text:style-name="T9_164"><text:s/></text:span><text:span text:style-name="T9_165">the</text:span><text:span text:style-name="T9_166"><text:s/></text:span><text:span text:style-name="T9_167">table</text:span><text:span text:style-name="T9_168"><text:s/></text:span><text:span text:style-name="T9_169">will</text:span><text:span text:style-name="T9_170"><text:s/></text:span><text:span text:style-name="T9_171">either</text:span><text:span text:style-name="T9_172"><text:s/></text:span><text:span text:style-name="T9_173">exist</text:span><text:span text:style-name="T9_174"><text:s/></text:span><text:span text:style-name="T9_175">as</text:span><text:span text:style-name="T9_176"><text:s/></text:span><text:span text:style-name="T9_177">a</text:span><text:span text:style-name="T9_178"><text:s/></text:span><text:span text:style-name="T9_179">number</text:span><text:span text:style-name="T9_180"><text:s/></text:span><text:span text:style-name="T9_181">adjacent</text:span><text:span text:style-name="T9_182"><text:s/></text:span><text:span text:style-name="T9_183">to</text:span><text:span text:style-name="T9_184"><text:s/></text:span><text:span text:style-name="T9_185">the</text:span><text:span text:style-name="T9_186"><text:s/></text:span><text:span text:style-name="T9_187">table</text:span><text:span text:style-name="T9_188">'</text:span><text:span text:style-name="T9_189">s</text:span><text:span text:style-name="T9_190"><text:s/></text:span><text:span text:style-name="T9_191">title</text:span><text:span text:style-name="T9_192">,<text:s/></text:span><text:span text:style-name="T9_193">or</text:span><text:span text:style-name="T9_194"><text:s/></text:span><text:span text:style-name="T9_195">in</text:span><text:span text:style-name="T9_196"><text:s/></text:span><text:span text:style-name="T9_197">the</text:span><text:span text:style-name="T9_198"><text:s/></text:span><text:span text:style-name="T9_199">relative</text:span><text:span text:style-name="T9_200"><text:s/></text:span><text:span text:style-name="T9_201">height</text:span><text:span text:style-name="T9_202"><text:s/></text:span><text:span text:style-name="T9_203">of</text:span><text:span text:style-name="T9_204"><text:s/></text:span><text:span text:style-name="T9_205">the</text:span><text:span text:style-name="T9_206"><text:s/></text:span><text:span text:style-name="T9_207">object</text:span><text:span text:style-name="T9_208"><text:s/></text:span><text:span text:style-name="T9_209">in</text:span><text:span text:style-name="T9_210"><text:s/></text:span><text:span text:style-name="T9_211">scale</text:span><text:span text:style-name="T9_212"><text:s/></text:span><text:span text:style-name="T9_213">with</text:span><text:span text:style-name="T9_214"><text:s/></text:span><text:span text:style-name="T9_215">the</text:span><text:span text:style-name="T9_216"><text:s/></text:span><text:span text:style-name="T9_217">other</text:span><text:span text:style-name="T9_218"><text:s/></text:span><text:span text:style-name="T9_219">table</text:span><text:span text:style-name="T9_220"><text:s/></text:span><text:span text:style-name="T9_221">shapes</text:span><text:span text:style-name="T9_222">.<text:s/></text:span><text:span text:style-name="T9_223">User</text:span><text:span text:style-name="T9_224"><text:s/></text:span><text:span text:style-name="T9_225">will</text:span><text:span text:style-name="T9_226"><text:s/></text:span><text:span text:style-name="T9_227">be</text:span><text:span text:style-name="T9_228"><text:s/></text:span><text:span text:style-name="T9_229">able</text:span><text:span text:style-name="T9_230"><text:s/></text:span><text:span text:style-name="T9_231">to</text:span><text:span text:style-name="T9_232"><text:s/></text:span><text:span text:style-name="T9_233">rotate</text:span><text:span text:style-name="T9_234"><text:s/></text:span><text:span text:style-name="T9_235">the</text:span><text:span text:style-name="T9_236"><text:s/></text:span><text:span text:style-name="T9_237">scene</text:span><text:span text:style-name="T9_238"><text:s/></text:span><text:span text:style-name="T9_239">or</text:span><text:span text:style-name="T9_240"><text:s/></text:span><text:span text:style-name="T9_241">a</text:span><text:span text:style-name="T9_242"><text:s/></text:span><text:span text:style-name="T9_243">specific</text:span><text:span text:style-name="T9_244"><text:s/></text:span><text:span text:style-name="T9_245">table</text:span><text:span text:style-name="T9_246">,<text:s/></text:span><text:span text:style-name="T9_247">expand</text:span><text:span text:style-name="T9_248"><text:s/></text:span><text:span text:style-name="T9_249">a</text:span><text:span text:style-name="T9_250"><text:s/></text:span><text:span text:style-name="T9_251">table</text:span><text:span text:style-name="T9_252"><text:s/></text:span><text:span text:style-name="T9_253">for</text:span><text:span text:style-name="T9_254"><text:s/></text:span><text:span text:style-name="T9_255">better</text:span><text:span text:style-name="T9_256"><text:s/></text:span><text:span text:style-name="T9_257">view</text:span><text:span text:style-name="T9_258"><text:s/></text:span><text:span text:style-name="T9_259">of</text:span><text:span text:style-name="T9_260"><text:s/></text:span><text:span text:style-name="T9_261">its</text:span><text:span text:style-name="T9_262"><text:s/></text:span><text:span text:style-name="T9_263">individual</text:span><text:span text:style-name="T9_264"><text:s/></text:span><text:span text:style-name="T9_265">columns</text:span><text:span text:style-name="T9_266"><text:s/></text:span><text:span text:style-name="T9_267">and</text:span><text:span text:style-name="T9_268"><text:s/></text:span><text:span text:style-name="T9_269">possible</text:span><text:span text:style-name="T9_270"><text:s/></text:span><text:span text:style-name="T9_271">list</text:span><text:span text:style-name="T9_272"><text:s/></text:span><text:span text:style-name="T9_273">of</text:span><text:span text:style-name="T9_274"><text:s/></text:span><text:span text:style-name="T9_275">row</text:span><text:span text:style-name="T9_276"><text:s/></text:span><text:span text:style-name="T9_277">contents</text:span><text:span text:style-name="T9_278">,<text:s/></text:span><text:span text:style-name="T9_279">zoom</text:span><text:span text:style-name="T9_280"><text:s/></text:span><text:span text:style-name="T9_281">in</text:span><text:span text:style-name="T9_282"><text:s/></text:span><text:span text:style-name="T9_283">and</text:span><text:span text:style-name="T9_284"><text:s/></text:span><text:span text:style-name="T9_285">out</text:span><text:span text:style-name="T9_286">,<text:s/></text:span><text:span text:style-name="T9_287">explode</text:span><text:span text:style-name="T9_288"><text:s/></text:span><text:span text:style-name="T9_289">scene</text:span><text:span text:style-name="T9_290"><text:s/>(</text:span><text:span text:style-name="T9_291">increase</text:span><text:span text:style-name="T9_292"><text:s/></text:span><text:span text:style-name="T9_293">distances</text:span><text:span text:style-name="T9_294"><text:s/></text:span><text:span text:style-name="T9_295">between</text:span><text:span text:style-name="T9_296"><text:s/></text:span><text:span text:style-name="T9_297">objects</text:span><text:span text:style-name="T9_298">),<text:s/></text:span><text:span text:style-name="T9_299">implode</text:span><text:span text:style-name="T9_300"><text:s/></text:span><text:span text:style-name="T9_301">the</text:span><text:span text:style-name="T9_302"><text:s/></text:span><text:span text:style-name="T9_303">scene</text:span><text:span text:style-name="T9_304"><text:s/>(</text:span><text:span text:style-name="T9_305">decrease</text:span><text:span text:style-name="T9_306"><text:s/></text:span><text:span text:style-name="T9_307">distances</text:span><text:span text:style-name="T9_308"><text:s/></text:span><text:span text:style-name="T9_309">between</text:span><text:span text:style-name="T9_310"><text:s/></text:span><text:span text:style-name="T9_311">objects</text:span><text:span text:style-name="T9_312">),<text:s/></text:span><text:span text:style-name="T9_313">and</text:span><text:span text:style-name="T9_314"><text:s/></text:span><text:span text:style-name="T9_315">move</text:span><text:span text:style-name="T9_316"><text:s/></text:span><text:span text:style-name="T9_317">through</text:span><text:span text:style-name="T9_318"><text:s/></text:span><text:span text:style-name="T9_319">the</text:span><text:span text:style-name="T9_320"><text:s/></text:span><text:span text:style-name="T9_321">scene</text:span><text:span text:style-name="T9_322"><text:s/></text:span><text:span text:style-name="T9_323">in</text:span><text:span text:style-name="T9_324"><text:s/></text:span><text:span text:style-name="T9_325">a</text:span><text:span text:style-name="T9_326"><text:s/></text:span><text:span text:style-name="T9_327">flying</text:span><text:span text:style-name="T9_328">-</text:span><text:span text:style-name="T9_329">style</text:span><text:span text:style-name="T9_330"><text:s/></text:span><text:span text:style-name="T9_331">of</text:span><text:span text:style-name="T9_332"><text:s/></text:span><text:span text:style-name="T9_333">motion</text:span><text:span text:style-name="T9_334">.</text:span></text:p>
      <text:p text:style-name="P10"/>
      <text:p text:style-name="P11"><text:span text:style-name="T11_1">The</text:span><text:span text:style-name="T11_2"><text:s/></text:span><text:span text:style-name="T11_3">creation</text:span><text:span text:style-name="T11_4"><text:s/></text:span><text:span text:style-name="T11_5">and</text:span><text:span text:style-name="T11_6">/</text:span><text:span text:style-name="T11_7">or</text:span><text:span text:style-name="T11_8"><text:s/></text:span><text:span text:style-name="T11_9">manipulation</text:span><text:span text:style-name="T11_10"><text:s/></text:span><text:span text:style-name="T11_11">of</text:span><text:span text:style-name="T11_12"><text:s/></text:span><text:span text:style-name="T11_13">databases</text:span><text:span text:style-name="T11_14"><text:s/></text:span><text:span text:style-name="T11_15">mode</text:span><text:span text:style-name="T11_16"><text:s/></text:span><text:span text:style-name="T11_17">will</text:span><text:span text:style-name="T11_18"><text:s/></text:span><text:span text:style-name="T11_19">have</text:span><text:span text:style-name="T11_20"><text:s/></text:span><text:span text:style-name="T11_21">user</text:span><text:span text:style-name="T11_22"><text:s/></text:span><text:span text:style-name="T11_23">seated</text:span><text:span text:style-name="T11_24"><text:s/></text:span><text:span text:style-name="T11_25">at</text:span><text:span text:style-name="T11_26"><text:s/></text:span><text:span text:style-name="T11_27">a</text:span><text:span text:style-name="T11_28"><text:s/></text:span><text:span text:style-name="T11_29">work</text:span><text:span text:style-name="T11_30">-</text:span><text:span text:style-name="T11_31">bench</text:span><text:span text:style-name="T11_32">.<text:s/></text:span><text:span text:style-name="T11_33">On</text:span><text:span text:style-name="T11_34"><text:s/></text:span><text:span text:style-name="T11_35">a</text:span><text:span text:style-name="T11_36"><text:s/></text:span><text:span text:style-name="T11_37">wall</text:span><text:span text:style-name="T11_38"><text:s/></text:span><text:span text:style-name="T11_39">directly</text:span><text:span text:style-name="T11_40"><text:s/></text:span><text:span text:style-name="T11_41">in</text:span><text:span text:style-name="T11_42"><text:s/></text:span><text:span text:style-name="T11_43">front</text:span><text:span text:style-name="T11_44"><text:s/></text:span><text:span text:style-name="T11_45">of</text:span><text:span text:style-name="T11_46"><text:s/></text:span><text:span text:style-name="T11_47">the</text:span><text:span text:style-name="T11_48"><text:s/></text:span><text:span text:style-name="T11_49">desk</text:span><text:span text:style-name="T11_50">/</text:span><text:span text:style-name="T11_51">bench</text:span><text:span text:style-name="T11_52">,<text:s/></text:span><text:span text:style-name="T11_53">and</text:span><text:span text:style-name="T11_54"><text:s/></text:span><text:span text:style-name="T11_55">within</text:span><text:span text:style-name="T11_56"><text:s/></text:span><text:span text:style-name="T11_57">arms</text:span><text:span text:style-name="T11_58">-</text:span><text:span text:style-name="T11_59">reach</text:span><text:span text:style-name="T11_60">,<text:s/></text:span><text:span text:style-name="T11_61">will</text:span><text:span text:style-name="T11_62"><text:s/></text:span><text:span text:style-name="T11_63">be</text:span><text:span text:style-name="T11_64"><text:s/></text:span><text:span text:style-name="T11_65">a</text:span><text:span text:style-name="T11_66"><text:s/></text:span><text:span text:style-name="T11_67">series</text:span><text:span text:style-name="T11_68"><text:s/></text:span><text:span text:style-name="T11_69">of</text:span><text:span text:style-name="T11_70"><text:s/></text:span><text:span text:style-name="T11_71">shelves</text:span><text:span text:style-name="T11_72"><text:s/></text:span><text:span text:style-name="T11_73">with</text:span><text:span text:style-name="T11_74"><text:s/></text:span><text:span text:style-name="T11_75">cabinets</text:span><text:span text:style-name="T11_76">,<text:s/></text:span><text:span text:style-name="T11_77">bins</text:span><text:span text:style-name="T11_78">,<text:s/></text:span><text:span text:style-name="T11_79">drawers</text:span><text:span text:style-name="T11_80">,<text:s/></text:span><text:span text:style-name="T11_81">or</text:span><text:span text:style-name="T11_82"><text:s/></text:span><text:span text:style-name="T11_83">boxes</text:span><text:span text:style-name="T11_84"><text:s/></text:span><text:span text:style-name="T11_85">labeled</text:span><text:span text:style-name="T11_86"><text:s/></text:span><text:span text:style-name="T11_87">with</text:span><text:span text:style-name="T11_88"><text:s/></text:span><text:span text:style-name="T11_89">the</text:span><text:span text:style-name="T11_90"><text:s/></text:span><text:span text:style-name="T11_91">corresponding</text:span><text:span text:style-name="T11_92"><text:s/></text:span><text:span text:style-name="T11_93">object</text:span><text:span text:style-name="T11_94">(</text:span><text:span text:style-name="T11_95">s</text:span><text:span text:style-name="T11_96">)<text:s/></text:span><text:span text:style-name="T11_97">they</text:span><text:span text:style-name="T11_98"><text:s/></text:span><text:span text:style-name="T11_99">contains</text:span><text:span text:style-name="T11_100"><text:s/></text:span><text:span text:style-name="T11_101">with</text:span><text:span text:style-name="T11_102"><text:s/></text:span><text:span text:style-name="T11_103">the</text:span><text:span text:style-name="T11_104"><text:s/></text:span><text:span text:style-name="T11_105">image</text:span><text:span text:style-name="T11_106"><text:s/></text:span><text:span text:style-name="T11_107">of</text:span><text:span text:style-name="T11_108"><text:s/></text:span><text:span text:style-name="T11_109">the</text:span><text:span text:style-name="T11_110"><text:s/></text:span><text:span text:style-name="T11_111">representative</text:span><text:span text:style-name="T11_112"><text:s/></text:span><text:span text:style-name="T11_113">shape</text:span><text:span text:style-name="T11_114">(</text:span><text:span text:style-name="T11_115">s</text:span><text:span text:style-name="T11_116">)<text:s/></text:span><text:span text:style-name="T11_117">on</text:span><text:span text:style-name="T11_118"><text:s/></text:span><text:span text:style-name="T11_119">the</text:span><text:span text:style-name="T11_120"><text:s/></text:span><text:span text:style-name="T11_121">front</text:span><text:span text:style-name="T11_122"><text:s/>(</text:span><text:span text:style-name="T11_123">ie</text:span><text:span text:style-name="T11_124">.<text:s/></text:span><text:span text:style-name="T11_125">a</text:span><text:span text:style-name="T11_126"><text:s/></text:span><text:span text:style-name="T11_127">cyan</text:span><text:span text:style-name="T11_128">-</text:span><text:span text:style-name="T11_129">colored</text:span><text:span text:style-name="T11_130">,<text:s/></text:span><text:span text:style-name="T11_131">flat</text:span><text:span text:style-name="T11_132">,<text:s/></text:span><text:span text:style-name="T11_133">rectangular</text:span><text:span text:style-name="T11_134"><text:s/></text:span><text:span text:style-name="T11_135">cube</text:span><text:span text:style-name="T11_136"><text:s/></text:span><text:span text:style-name="T11_137">representing</text:span><text:span text:style-name="T11_138"><text:s/></text:span><text:span text:style-name="T11_139">a</text:span><text:span text:style-name="T11_140"><text:s/></text:span><text:span text:style-name="T11_141">column</text:span><text:span text:style-name="T11_142"><text:s/></text:span><text:span text:style-name="T11_143">that</text:span><text:span text:style-name="T11_144"><text:s/></text:span><text:span text:style-name="T11_145">contains</text:span><text:span text:style-name="T11_146"><text:s/></text:span><text:span text:style-name="T11_147">an</text:span><text:span text:style-name="T11_148"><text:s/></text:span><text:span text:style-name="T11_149">integer</text:span><text:span text:style-name="T11_150"><text:s/></text:span><text:span text:style-name="T11_151">type</text:span><text:span text:style-name="T11_152">).<text:s/></text:span><text:span text:style-name="T11_153">On</text:span><text:span text:style-name="T11_154"><text:s/></text:span><text:span text:style-name="T11_155">the</text:span><text:span text:style-name="T11_156"><text:s/></text:span><text:span text:style-name="T11_157">desk</text:span><text:span text:style-name="T11_158">/</text:span><text:span text:style-name="T11_159">work</text:span><text:span text:style-name="T11_160">-</text:span><text:span text:style-name="T11_161">bench</text:span><text:span text:style-name="T11_162"><text:s/></text:span><text:span text:style-name="T11_163">in</text:span><text:span text:style-name="T11_164"><text:s/></text:span><text:span text:style-name="T11_165">front</text:span><text:span text:style-name="T11_166"><text:s/></text:span><text:span text:style-name="T11_167">of</text:span><text:span text:style-name="T11_168"><text:s/></text:span><text:span text:style-name="T11_169">the</text:span><text:span text:style-name="T11_170"><text:s/></text:span><text:span text:style-name="T11_171">user</text:span><text:span text:style-name="T11_172"><text:s/></text:span><text:span text:style-name="T11_173">will</text:span><text:span text:style-name="T11_174"><text:s/></text:span><text:span text:style-name="T11_175">be</text:span><text:span text:style-name="T11_176"><text:s/></text:span><text:span text:style-name="T11_177">the</text:span><text:span text:style-name="T11_178"><text:s/></text:span><text:span text:style-name="T11_179">complex</text:span><text:span text:style-name="T11_180"><text:s/></text:span><text:span text:style-name="T11_181">object</text:span><text:span text:style-name="T11_182"><text:s/></text:span><text:span text:style-name="T11_183">they</text:span><text:span text:style-name="T11_184"><text:s/></text:span><text:span text:style-name="T11_185">are</text:span><text:span text:style-name="T11_186"><text:s/></text:span><text:span text:style-name="T11_187">building</text:span><text:span text:style-name="T11_188"><text:s/></text:span><text:span text:style-name="T11_189">or</text:span><text:span text:style-name="T11_190"><text:s/></text:span><text:span text:style-name="T11_191">manipulating</text:span><text:span text:style-name="T11_192"><text:s/>(</text:span><text:span text:style-name="T11_193">much</text:span><text:span text:style-name="T11_194"><text:s/></text:span><text:span text:style-name="T11_195">like</text:span><text:span text:style-name="T11_196"><text:s/></text:span><text:span text:style-name="T11_197">a</text:span><text:span text:style-name="T11_198"><text:s/>3-</text:span><text:span text:style-name="T11_199">dimensional</text:span><text:span text:style-name="T11_200"><text:s/></text:span><text:span text:style-name="T11_201">circuit</text:span><text:span text:style-name="T11_202"><text:s/></text:span><text:span text:style-name="T11_203">diagram</text:span><text:span text:style-name="T11_204">).<text:s/></text:span><text:span text:style-name="T11_205">This</text:span><text:span text:style-name="T11_206"><text:s/></text:span><text:span text:style-name="T11_207">object</text:span><text:span text:style-name="T11_208">/</text:span><text:span text:style-name="T11_209">SQL</text:span><text:span text:style-name="T11_210">-</text:span><text:span text:style-name="T11_211">table</text:span><text:span text:style-name="T11_212"><text:s/></text:span><text:span text:style-name="T11_213">will</text:span><text:span text:style-name="T11_214"><text:s/></text:span><text:span text:style-name="T11_215">hover</text:span><text:span text:style-name="T11_216"><text:s/></text:span><text:span text:style-name="T11_217">above</text:span><text:span text:style-name="T11_218"><text:s/></text:span><text:span text:style-name="T11_219">the</text:span><text:span text:style-name="T11_220"><text:s/></text:span><text:span text:style-name="T11_221">work</text:span><text:span text:style-name="T11_222">-</text:span><text:span text:style-name="T11_223">bench</text:span><text:span text:style-name="T11_224"><text:s/></text:span><text:span text:style-name="T11_225">and</text:span><text:span text:style-name="T11_226"><text:s/></text:span><text:span text:style-name="T11_227">can</text:span><text:span text:style-name="T11_228"><text:s/></text:span><text:span text:style-name="T11_229">be</text:span><text:span text:style-name="T11_230"><text:s/></text:span><text:span text:style-name="T11_231">connected</text:span><text:span text:style-name="T11_232"><text:s/></text:span><text:span text:style-name="T11_233">using</text:span><text:span text:style-name="T11_234"><text:s/></text:span><text:span text:style-name="T11_235">specifically</text:span><text:span text:style-name="T11_236"><text:s/></text:span><text:span text:style-name="T11_237">colored</text:span><text:span text:style-name="T11_238"><text:s/></text:span><text:span text:style-name="T11_239">wires</text:span><text:span text:style-name="T11_240">/</text:span><text:span text:style-name="T11_241">pipes</text:span><text:span text:style-name="T11_242"><text:s/></text:span><text:span text:style-name="T11_243">to</text:span><text:span text:style-name="T11_244"><text:s/></text:span><text:span text:style-name="T11_245">other</text:span><text:span text:style-name="T11_246"><text:s/></text:span><text:span text:style-name="T11_247">tables</text:span><text:span text:style-name="T11_248"><text:s/></text:span><text:span text:style-name="T11_249">and</text:span><text:span text:style-name="T11_250"><text:s/></text:span><text:span text:style-name="T11_251">their</text:span><text:span text:style-name="T11_252"><text:s/></text:span><text:span text:style-name="T11_253">columns</text:span><text:span text:style-name="T11_254">.<text:s/></text:span><text:span text:style-name="T11_255">User</text:span><text:span text:style-name="T11_256"><text:s/></text:span><text:span text:style-name="T11_257">can</text:span><text:span text:style-name="T11_258"><text:s/></text:span><text:span text:style-name="T11_259">change</text:span><text:span text:style-name="T11_260"><text:s/></text:span><text:span text:style-name="T11_261">between</text:span><text:span text:style-name="T11_262"><text:s/></text:span><text:span text:style-name="T11_263">view</text:span><text:span text:style-name="T11_264"><text:s/></text:span><text:span text:style-name="T11_265">and</text:span><text:span text:style-name="T11_266"><text:s/></text:span><text:span text:style-name="T11_267">edit</text:span><text:span text:style-name="T11_268"><text:s/></text:span><text:span text:style-name="T11_269">modes</text:span><text:span text:style-name="T11_270"><text:s/></text:span><text:span text:style-name="T11_271">at</text:span><text:span text:style-name="T11_272"><text:s/></text:span><text:span text:style-name="T11_273">will</text:span><text:span text:style-name="T11_274">.<text:s/></text:span><text:span text:style-name="T11_275">This</text:span><text:span text:style-name="T11_276"><text:s/></text:span><text:span text:style-name="T11_277">mode</text:span><text:span text:style-name="T11_278"><text:s/></text:span><text:span text:style-name="T11_279">will</text:span><text:span text:style-name="T11_280"><text:s/></text:span><text:span text:style-name="T11_281">comply</text:span><text:span text:style-name="T11_282"><text:s/></text:span><text:span text:style-name="T11_283">with</text:span><text:span text:style-name="T11_284"><text:s/></text:span><text:span text:style-name="T11_285">the</text:span><text:span text:style-name="T11_286"><text:s/></text:span><text:span text:style-name="T11_287">standard</text:span><text:span text:style-name="T11_288"><text:s/></text:span><text:span text:style-name="T11_289">C</text:span><text:span text:style-name="T11_290">.</text:span><text:span text:style-name="T11_291">R</text:span><text:span text:style-name="T11_292">.</text:span><text:span text:style-name="T11_293">U</text:span><text:span text:style-name="T11_294">.</text:span><text:span text:style-name="T11_295">D</text:span><text:span text:style-name="T11_296">.<text:s/></text:span><text:span text:style-name="T11_297">array</text:span><text:span text:style-name="T11_298"><text:s/></text:span><text:span text:style-name="T11_299">of</text:span><text:span text:style-name="T11_300"><text:s/></text:span><text:span text:style-name="T11_301">database</text:span><text:span text:style-name="T11_302"><text:s/></text:span><text:span text:style-name="T11_303">operations</text:span><text:span text:style-name="T11_304">:<text:s/></text:span><text:span text:style-name="T11_305">database</text:span><text:span text:style-name="T11_306"><text:s/></text:span><text:span text:style-name="T11_307">tables</text:span><text:span text:style-name="T11_308"><text:s/></text:span><text:span text:style-name="T11_309">can</text:span><text:span text:style-name="T11_310"><text:s/></text:span><text:span text:style-name="T11_311">be</text:span><text:span text:style-name="T11_312"><text:s/></text:span><text:span text:style-name="T11_313">Created</text:span><text:span text:style-name="T11_314">,<text:s/></text:span><text:span text:style-name="T11_315">data</text:span><text:span text:style-name="T11_316"><text:s/></text:span><text:span text:style-name="T11_317">can</text:span><text:span text:style-name="T11_318"><text:s/></text:span><text:span text:style-name="T11_319">be</text:span><text:span text:style-name="T11_320"><text:s/></text:span><text:span text:style-name="T11_321">Read</text:span><text:span text:style-name="T11_322"><text:s/></text:span><text:span text:style-name="T11_323">from</text:span><text:span text:style-name="T11_324"><text:s/></text:span><text:span text:style-name="T11_325">rows</text:span><text:span text:style-name="T11_326"><text:s/></text:span><text:span text:style-name="T11_327">by</text:span><text:span text:style-name="T11_328"><text:s/></text:span><text:span text:style-name="T11_329">columns</text:span><text:span text:style-name="T11_330"><text:s/>(</text:span><text:span text:style-name="T11_331">more</text:span><text:span text:style-name="T11_332"><text:s/></text:span><text:span text:style-name="T11_333">easily</text:span><text:span text:style-name="T11_334"><text:s/></text:span><text:span text:style-name="T11_335">in</text:span><text:span text:style-name="T11_336"><text:s/></text:span><text:span text:style-name="T11_337">the</text:span><text:span text:style-name="T11_338"><text:s/></text:span><text:span text:style-name="T11_339">view</text:span><text:span text:style-name="T11_340"><text:s/></text:span><text:span text:style-name="T11_341">mode</text:span><text:span text:style-name="T11_342">).<text:s/></text:span><text:span text:style-name="T11_343">Tables</text:span><text:span text:style-name="T11_344">,<text:s/></text:span><text:span text:style-name="T11_345">columns</text:span><text:span text:style-name="T11_346">,<text:s/></text:span><text:span text:style-name="T11_347">and</text:span><text:span text:style-name="T11_348"><text:s/></text:span><text:span text:style-name="T11_349">rows</text:span><text:span text:style-name="T11_350"><text:s/></text:span><text:span text:style-name="T11_351">can</text:span><text:span text:style-name="T11_352"><text:s/></text:span><text:span text:style-name="T11_353">be</text:span><text:span text:style-name="T11_354"><text:s/></text:span><text:span text:style-name="T11_355">Updated</text:span><text:span text:style-name="T11_356"><text:s/></text:span><text:span text:style-name="T11_357">while</text:span><text:span text:style-name="T11_358"><text:s/></text:span><text:span text:style-name="T11_359">any</text:span><text:span text:style-name="T11_360"><text:s/></text:span><text:span text:style-name="T11_361">of</text:span><text:span text:style-name="T11_362"><text:s/></text:span><text:span text:style-name="T11_363">those</text:span><text:span text:style-name="T11_364"><text:s/></text:span><text:span text:style-name="T11_365">can</text:span><text:span text:style-name="T11_366"><text:s/></text:span><text:span text:style-name="T11_367">be</text:span><text:span text:style-name="T11_368"><text:s/></text:span><text:span text:style-name="T11_369">Deleted</text:span><text:span text:style-name="T11_370">,<text:s/></text:span><text:span text:style-name="T11_371">as</text:span><text:span text:style-name="T11_372"><text:s/></text:span><text:span text:style-name="T11_373">well</text:span><text:span text:style-name="T11_374">.<text:s/></text:span><text:span text:style-name="T11_375">The</text:span><text:span text:style-name="T11_376"><text:s/></text:span><text:span text:style-name="T11_377">system</text:span><text:span text:style-name="T11_378"><text:s/></text:span><text:span text:style-name="T11_379">will</text:span><text:span text:style-name="T11_380"><text:s/></text:span><text:span text:style-name="T11_381">log</text:span><text:span text:style-name="T11_382"><text:s/></text:span><text:span text:style-name="T11_383">these</text:span><text:span text:style-name="T11_384"><text:s/></text:span><text:span text:style-name="T11_385">in</text:span><text:span text:style-name="T11_386"><text:s/></text:span><text:span text:style-name="T11_387">a</text:span><text:span text:style-name="T11_388"><text:s/></text:span><text:span text:style-name="T11_389">series</text:span><text:span text:style-name="T11_390"><text:s/></text:span><text:span text:style-name="T11_391">of</text:span><text:span text:style-name="T11_392"><text:s/></text:span><text:span text:style-name="T11_393">transactions</text:span><text:span text:style-name="T11_394"><text:s/></text:span><text:span text:style-name="T11_395">and</text:span><text:span text:style-name="T11_396"><text:s/></text:span><text:span text:style-name="T11_397">committed</text:span><text:span text:style-name="T11_398"><text:s/></text:span><text:span text:style-name="T11_399">to</text:span><text:span text:style-name="T11_400"><text:s/></text:span><text:span text:style-name="T11_401">the</text:span><text:span text:style-name="T11_402"><text:s/></text:span><text:span text:style-name="T11_403">database</text:span><text:span text:style-name="T11_404"><text:s/></text:span><text:span text:style-name="T11_405">as</text:span><text:span text:style-name="T11_406"><text:s/></text:span><text:span text:style-name="T11_407">a</text:span><text:span text:style-name="T11_408"><text:s/></text:span><text:span text:style-name="T11_409">batch</text:span><text:span text:style-name="T11_410"><text:s/></text:span><text:span text:style-name="T11_411">when</text:span><text:span text:style-name="T11_412"><text:s/></text:span><text:span text:style-name="T11_413">user</text:span><text:span text:style-name="T11_414"><text:s/></text:span><text:span text:style-name="T11_415">elects</text:span><text:span text:style-name="T11_416"><text:s/></text:span><text:span text:style-name="T11_417">to</text:span><text:span text:style-name="T11_418"><text:s/></text:span><text:span text:style-name="T11_419">do</text:span><text:span text:style-name="T11_420"><text:s/></text:span><text:span text:style-name="T11_421">so</text:span><text:span text:style-name="T11_422">.</text:span></text:p>
      <text:p text:style-name="P12"/>
      <text:p text:style-name="P13"><text:span text:style-name="T13_1">Third</text:span><text:span text:style-name="T13_2"><text:s/></text:span><text:span text:style-name="T13_3">VEDIC</text:span><text:span text:style-name="T13_4"><text:s/></text:span><text:span text:style-name="T13_5">mode</text:span><text:span text:style-name="T13_6"><text:s/></text:span><text:span text:style-name="T13_7">is</text:span><text:span text:style-name="T13_8"><text:s/></text:span><text:span text:style-name="T13_9">the</text:span><text:span text:style-name="T13_10"><text:s/></text:span><text:span text:style-name="T13_11">viewing</text:span><text:span text:style-name="T13_12"><text:s/></text:span><text:span text:style-name="T13_13">of</text:span><text:span text:style-name="T13_14"><text:s/></text:span><text:span text:style-name="T13_15">a</text:span><text:span text:style-name="T13_16"><text:s/></text:span><text:span text:style-name="T13_17">C</text:span><text:span text:style-name="T13_18">#<text:s/></text:span><text:span text:style-name="T13_19">project</text:span><text:span text:style-name="T13_20">.<text:s/></text:span><text:span text:style-name="T13_21">This</text:span><text:span text:style-name="T13_22"><text:s/></text:span><text:span text:style-name="T13_23">mode</text:span><text:span text:style-name="T13_24"><text:s/></text:span><text:span text:style-name="T13_25">will</text:span><text:span text:style-name="T13_26"><text:s/></text:span><text:span text:style-name="T13_27">contain</text:span><text:span text:style-name="T13_28"><text:s/></text:span><text:span text:style-name="T13_29">colored</text:span><text:span text:style-name="T13_30"><text:s/></text:span><text:span text:style-name="T13_31">shapes</text:span><text:span text:style-name="T13_32"><text:s/></text:span><text:span text:style-name="T13_33">and</text:span><text:span text:style-name="T13_34"><text:s/></text:span><text:span text:style-name="T13_35">connections</text:span><text:span text:style-name="T13_36"><text:s/></text:span><text:span text:style-name="T13_37">similar</text:span><text:span text:style-name="T13_38"><text:s/></text:span><text:span text:style-name="T13_39">to</text:span><text:span text:style-name="T13_40"><text:s/></text:span><text:span text:style-name="T13_41">the</text:span><text:span text:style-name="T13_42"><text:s/></text:span><text:span text:style-name="T13_43">viewing</text:span><text:span text:style-name="T13_44"><text:s/></text:span><text:span text:style-name="T13_45">databases</text:span><text:span text:style-name="T13_46"><text:s/></text:span><text:span text:style-name="T13_47">mode</text:span><text:span text:style-name="T13_48">.<text:s/></text:span><text:span text:style-name="T13_49">The</text:span><text:span text:style-name="T13_50"><text:s/></text:span><text:span text:style-name="T13_51">difference</text:span><text:span text:style-name="T13_52"><text:s/></text:span><text:span text:style-name="T13_53">will</text:span><text:span text:style-name="T13_54"><text:s/></text:span><text:span text:style-name="T13_55">be</text:span><text:span text:style-name="T13_56"><text:s/></text:span><text:span text:style-name="T13_57">the</text:span><text:span text:style-name="T13_58"><text:s/></text:span><text:span text:style-name="T13_59">number</text:span><text:span text:style-name="T13_60"><text:s/></text:span><text:span text:style-name="T13_61">of</text:span><text:span text:style-name="T13_62"><text:s/></text:span><text:span text:style-name="T13_63">different</text:span><text:span text:style-name="T13_64"><text:s/></text:span><text:span text:style-name="T13_65">shapes</text:span><text:span text:style-name="T13_66"><text:s/></text:span><text:span text:style-name="T13_67">and</text:span><text:span text:style-name="T13_68"><text:s/></text:span><text:span text:style-name="T13_69">colors</text:span><text:span text:style-name="T13_70"><text:s/></text:span><text:span text:style-name="T13_71">as</text:span><text:span text:style-name="T13_72"><text:s/></text:span><text:span text:style-name="T13_73">a</text:span><text:span text:style-name="T13_74"><text:s/></text:span><text:span text:style-name="T13_75">programming</text:span><text:span text:style-name="T13_76"><text:s/></text:span><text:span text:style-name="T13_77">project</text:span><text:span text:style-name="T13_78"><text:s/></text:span><text:span text:style-name="T13_79">has</text:span><text:span text:style-name="T13_80"><text:s/></text:span><text:span text:style-name="T13_81">a</text:span><text:span text:style-name="T13_82"><text:s/></text:span><text:span text:style-name="T13_83">more</text:span><text:span text:style-name="T13_84"><text:s/></text:span><text:span text:style-name="T13_85">diverse</text:span><text:span text:style-name="T13_86"><text:s/></text:span><text:span text:style-name="T13_87">set</text:span><text:span text:style-name="T13_88"><text:s/></text:span><text:span text:style-name="T13_89">of</text:span><text:span text:style-name="T13_90"><text:s/></text:span><text:span text:style-name="T13_91">components</text:span><text:span text:style-name="T13_92"><text:s/></text:span><text:span text:style-name="T13_93">than</text:span><text:span text:style-name="T13_94"><text:s/></text:span><text:span text:style-name="T13_95">that</text:span><text:span text:style-name="T13_96"><text:s/></text:span><text:span text:style-name="T13_97">of</text:span><text:span text:style-name="T13_98"><text:s/></text:span><text:span text:style-name="T13_99">an</text:span><text:span text:style-name="T13_100"><text:s/></text:span><text:span text:style-name="T13_101">SQL</text:span><text:span text:style-name="T13_102"><text:s/></text:span><text:span text:style-name="T13_103">database</text:span><text:span text:style-name="T13_104">.<text:s/></text:span><text:span text:style-name="T13_105">This</text:span><text:span text:style-name="T13_106"><text:s/></text:span><text:span text:style-name="T13_107">view</text:span><text:span text:style-name="T13_108"><text:s/></text:span><text:span text:style-name="T13_109">will</text:span><text:span text:style-name="T13_110"><text:s/></text:span><text:span text:style-name="T13_111">share</text:span><text:span text:style-name="T13_112"><text:s/></text:span><text:span text:style-name="T13_113">many</text:span><text:span text:style-name="T13_114"><text:s/></text:span><text:span text:style-name="T13_115">similarities</text:span><text:span text:style-name="T13_116"><text:s/></text:span><text:span text:style-name="T13_117">with</text:span><text:span text:style-name="T13_118"><text:s/></text:span><text:span text:style-name="T13_119">a</text:span><text:span text:style-name="T13_120"><text:s/></text:span><text:span text:style-name="T13_121">UML</text:span><text:span text:style-name="T13_122"><text:s/></text:span><text:span text:style-name="T13_123">diagram</text:span><text:span text:style-name="T13_124">,<text:s/></text:span><text:span text:style-name="T13_125">both</text:span><text:span text:style-name="T13_126"><text:s/></text:span><text:span text:style-name="T13_127">structural</text:span><text:span text:style-name="T13_128"><text:s/></text:span><text:span text:style-name="T13_129">and</text:span><text:span text:style-name="T13_130"><text:s/></text:span><text:span text:style-name="T13_131">behavioral</text:span><text:span text:style-name="T13_132">,<text:s/></text:span><text:span text:style-name="T13_133">with</text:span><text:span text:style-name="T13_134"><text:s/></text:span><text:span text:style-name="T13_135">a</text:span><text:span text:style-name="T13_136"><text:s/></text:span><text:span text:style-name="T13_137">third</text:span><text:span text:style-name="T13_138"><text:s/></text:span><text:span text:style-name="T13_139">dimension</text:span><text:span text:style-name="T13_140"><text:s/></text:span><text:span text:style-name="T13_141">to</text:span><text:span text:style-name="T13_142"><text:s/></text:span><text:span text:style-name="T13_143">better</text:span><text:span text:style-name="T13_144"><text:s/></text:span><text:span text:style-name="T13_145">illustrate</text:span><text:span text:style-name="T13_146"><text:s/></text:span><text:span text:style-name="T13_147">the</text:span><text:span text:style-name="T13_148"><text:s/></text:span><text:span text:style-name="T13_149">complexity</text:span><text:span text:style-name="T13_150"><text:s/></text:span><text:span text:style-name="T13_151">and</text:span><text:span text:style-name="T13_152"><text:s/></text:span><text:span text:style-name="T13_153">interaction</text:span><text:span text:style-name="T13_154"><text:s/></text:span><text:span text:style-name="T13_155">that</text:span><text:span text:style-name="T13_156"><text:s/></text:span><text:span text:style-name="T13_157">the</text:span><text:span text:style-name="T13_158"><text:s/></text:span><text:span text:style-name="T13_159">objects</text:span><text:span text:style-name="T13_160"><text:s/></text:span><text:span text:style-name="T13_161">possess</text:span><text:span text:style-name="T13_162">.</text:span></text:p>
      <text:p text:style-name="P14"/>
      <text:p text:style-name="P15"><text:span text:style-name="T15_1">The</text:span><text:span text:style-name="T15_2"><text:s/></text:span><text:span text:style-name="T15_3">fourth</text:span><text:span text:style-name="T15_4"><text:s/></text:span><text:span text:style-name="T15_5">and</text:span><text:span text:style-name="T15_6"><text:s/></text:span><text:span text:style-name="T15_7">final</text:span><text:span text:style-name="T15_8"><text:s/></text:span><text:span text:style-name="T15_9">VEDIC</text:span><text:span text:style-name="T15_10"><text:s/></text:span><text:span text:style-name="T15_11">mode</text:span><text:span text:style-name="T15_12"><text:s/></text:span><text:span text:style-name="T15_13">of</text:span><text:span text:style-name="T15_14"><text:s/></text:span><text:span text:style-name="T15_15">operation</text:span><text:span text:style-name="T15_16"><text:s/></text:span><text:span text:style-name="T15_17">is</text:span><text:span text:style-name="T15_18"><text:s/></text:span><text:span text:style-name="T15_19">the</text:span><text:span text:style-name="T15_20"><text:s/></text:span><text:span text:style-name="T15_21">creation</text:span><text:span text:style-name="T15_22"><text:s/></text:span><text:span text:style-name="T15_23">and</text:span><text:span text:style-name="T15_24">/</text:span><text:span text:style-name="T15_25">or</text:span><text:span text:style-name="T15_26"><text:s/></text:span><text:span text:style-name="T15_27">manipulation</text:span><text:span text:style-name="T15_28"><text:s/></text:span><text:span text:style-name="T15_29">of</text:span><text:span text:style-name="T15_30"><text:s/></text:span><text:span text:style-name="T15_31">C</text:span><text:span text:style-name="T15_32">#<text:s/></text:span><text:span text:style-name="T15_33">files</text:span><text:span text:style-name="T15_34"><text:s/></text:span><text:span text:style-name="T15_35">and</text:span><text:span text:style-name="T15_36"><text:s/></text:span><text:span text:style-name="T15_37">classes</text:span><text:span text:style-name="T15_38"><text:s/></text:span><text:span text:style-name="T15_39">within</text:span><text:span text:style-name="T15_40"><text:s/></text:span><text:span text:style-name="T15_41">a</text:span><text:span text:style-name="T15_42"><text:s/></text:span><text:span text:style-name="T15_43">project</text:span><text:span text:style-name="T15_44">.<text:s/></text:span><text:span text:style-name="T15_45">Similar</text:span><text:span text:style-name="T15_46"><text:s/></text:span><text:span text:style-name="T15_47">to</text:span><text:span text:style-name="T15_48"><text:s/></text:span><text:span text:style-name="T15_49">the</text:span><text:span text:style-name="T15_50"><text:s/></text:span><text:span text:style-name="T15_51">create</text:span><text:span text:style-name="T15_52">/</text:span><text:span text:style-name="T15_53">edit</text:span><text:span text:style-name="T15_54"><text:s/></text:span><text:span text:style-name="T15_55">mode</text:span><text:span text:style-name="T15_56"><text:s/></text:span><text:span text:style-name="T15_57">for</text:span><text:span text:style-name="T15_58"><text:s/></text:span><text:span text:style-name="T15_59">databases</text:span><text:span text:style-name="T15_60">,<text:s/></text:span><text:span text:style-name="T15_61">there</text:span><text:span text:style-name="T15_62"><text:s/></text:span><text:span text:style-name="T15_63">will</text:span><text:span text:style-name="T15_64"><text:s/></text:span><text:span text:style-name="T15_65">be</text:span><text:span text:style-name="T15_66"><text:s/></text:span><text:span text:style-name="T15_67">many</text:span><text:span text:style-name="T15_68"><text:s/></text:span><text:span text:style-name="T15_69">more</text:span><text:span text:style-name="T15_70"><text:s/></text:span><text:span text:style-name="T15_71">shapes</text:span><text:span text:style-name="T15_72">,<text:s/></text:span><text:span text:style-name="T15_73">colors</text:span><text:span text:style-name="T15_74">,<text:s/></text:span><text:span text:style-name="T15_75">and</text:span><text:span text:style-name="T15_76"><text:s/></text:span><text:span text:style-name="T15_77">connections</text:span><text:span text:style-name="T15_78"><text:s/></text:span><text:span text:style-name="T15_79">to</text:span><text:span text:style-name="T15_80"><text:s/></text:span><text:span text:style-name="T15_81">add</text:span><text:span text:style-name="T15_82"><text:s/></text:span><text:span text:style-name="T15_83">into</text:span><text:span text:style-name="T15_84"><text:s/></text:span><text:span text:style-name="T15_85">the</text:span><text:span text:style-name="T15_86"><text:s/>3</text:span><text:span text:style-name="T15_87">D</text:span><text:span text:style-name="T15_88"><text:s/></text:span><text:span text:style-name="T15_89">circuit</text:span><text:span text:style-name="T15_90"><text:s/></text:span><text:span text:style-name="T15_91">floating</text:span><text:span text:style-name="T15_92"><text:s/></text:span><text:span text:style-name="T15_93">above</text:span><text:span text:style-name="T15_94"><text:s/></text:span><text:span text:style-name="T15_95">the</text:span><text:span text:style-name="T15_96"><text:s/></text:span><text:span text:style-name="T15_97">work</text:span><text:span text:style-name="T15_98">-</text:span><text:span text:style-name="T15_99">bench</text:span><text:span text:style-name="T15_100">.<text:s/></text:span><text:span text:style-name="T15_101">These</text:span><text:span text:style-name="T15_102"><text:s/></text:span><text:span text:style-name="T15_103">classes</text:span><text:span text:style-name="T15_104">,<text:s/></text:span><text:span text:style-name="T15_105">their</text:span><text:span text:style-name="T15_106"><text:s/></text:span><text:span text:style-name="T15_107">functions</text:span><text:span text:style-name="T15_108"><text:s/></text:span><text:span text:style-name="T15_109">and</text:span><text:span text:style-name="T15_110"><text:s/></text:span><text:span text:style-name="T15_111">variables</text:span><text:span text:style-name="T15_112">,<text:s/></text:span><text:span text:style-name="T15_113">can</text:span><text:span text:style-name="T15_114"><text:s/></text:span><text:span text:style-name="T15_115">be</text:span><text:span text:style-name="T15_116"><text:s/></text:span><text:span text:style-name="T15_117">transpiled</text:span><text:span text:style-name="T15_118"><text:s/></text:span><text:span text:style-name="T15_119">into</text:span><text:span text:style-name="T15_120"><text:s/></text:span><text:span text:style-name="T15_121">an</text:span><text:span text:style-name="T15_122"><text:s/></text:span><text:span text:style-name="T15_123">export</text:span><text:span text:style-name="T15_124"><text:s/></text:span><text:span text:style-name="T15_125">format</text:span><text:span text:style-name="T15_126"><text:s/></text:span><text:span text:style-name="T15_127">when</text:span><text:span text:style-name="T15_128"><text:s/></text:span><text:span text:style-name="T15_129">the</text:span><text:span text:style-name="T15_130"><text:s/></text:span><text:span text:style-name="T15_131">user</text:span><text:span text:style-name="T15_132"><text:s/></text:span><text:span text:style-name="T15_133">elects</text:span><text:span text:style-name="T15_134"><text:s/></text:span><text:span text:style-name="T15_135">to</text:span><text:span text:style-name="T15_136"><text:s/></text:span><text:span text:style-name="T15_137">do</text:span><text:span text:style-name="T15_138"><text:s/></text:span><text:span text:style-name="T15_139">so</text:span><text:span text:style-name="T15_140">,<text:s/></text:span><text:span text:style-name="T15_141">and</text:span><text:span text:style-name="T15_142"><text:s/></text:span><text:span text:style-name="T15_143">converted</text:span><text:span text:style-name="T15_144"><text:s/></text:span><text:span text:style-name="T15_145">to</text:span><text:span text:style-name="T15_146"><text:s/></text:span><text:span text:style-name="T15_147">C</text:span><text:span text:style-name="T15_148">#<text:s/></text:span><text:span text:style-name="T15_149">files</text:span><text:span text:style-name="T15_150"><text:s/></text:span><text:span text:style-name="T15_151">in</text:span><text:span text:style-name="T15_152"><text:s/></text:span><text:span text:style-name="T15_153">a</text:span><text:span text:style-name="T15_154"><text:s/></text:span><text:span text:style-name="T15_155">project</text:span><text:span text:style-name="T15_156"><text:s/></text:span><text:span text:style-name="T15_157">folder</text:span><text:span text:style-name="T15_158"><text:s/></text:span><text:span text:style-name="T15_159">for</text:span><text:span text:style-name="T15_160"><text:s/></text:span><text:span text:style-name="T15_161">later</text:span><text:span text:style-name="T15_162"><text:s/></text:span><text:span text:style-name="T15_163">compiling</text:span><text:span text:style-name="T15_164"><text:s/></text:span><text:span text:style-name="T15_165">by</text:span><text:span text:style-name="T15_166"><text:s/></text:span><text:span text:style-name="T15_167">user</text:span><text:span text:style-name="T15_168"><text:s/></text:span><text:span text:style-name="T15_169">outside</text:span><text:span text:style-name="T15_170"><text:s/></text:span><text:span text:style-name="T15_171">of</text:span><text:span text:style-name="T15_172"><text:s/></text:span><text:span text:style-name="T15_173">the</text:span><text:span text:style-name="T15_174"><text:s/></text:span><text:span text:style-name="T15_175">VEDIC</text:span><text:span text:style-name="T15_176"><text:s/></text:span><text:span text:style-name="T15_177">system</text:span><text:span text:style-name="T15_178">.</text:span></text:p>
      <text:p text:style-name="P16"/>
      <text:p text:style-name="P17"><text:span text:style-name="T17_1">VEDIC</text:span><text:span text:style-name="T17_2"><text:s/></text:span><text:span text:style-name="T17_3">software</text:span><text:span text:style-name="T17_4"><text:s/></text:span><text:span text:style-name="T17_5">will</text:span><text:span text:style-name="T17_6"><text:s/></text:span><text:span text:style-name="T17_7">ultimately</text:span><text:span text:style-name="T17_8"><text:s/></text:span><text:span text:style-name="T17_9">be</text:span><text:span text:style-name="T17_10"><text:s/></text:span><text:span text:style-name="T17_11">free</text:span><text:span text:style-name="T17_12"><text:s/></text:span><text:span text:style-name="T17_13">to</text:span><text:span text:style-name="T17_14"><text:s/></text:span><text:span text:style-name="T17_15">use</text:span><text:span text:style-name="T17_16"><text:s/></text:span><text:span text:style-name="T17_17">under</text:span><text:span text:style-name="T17_18"><text:s/></text:span><text:span text:style-name="T17_19">the</text:span><text:span text:style-name="T17_20"><text:s/></text:span><text:span text:style-name="T17_21">MIT</text:span><text:span text:style-name="T17_22"><text:s/></text:span><text:span text:style-name="T17_23">license</text:span><text:span text:style-name="T17_24">.<text:s/></text:span><text:span text:style-name="T17_25">It</text:span><text:span text:style-name="T17_26"><text:s/></text:span><text:span text:style-name="T17_27">is</text:span><text:span text:style-name="T17_28"><text:s/></text:span><text:span text:style-name="T17_29">this</text:span><text:span text:style-name="T17_30"><text:s/></text:span><text:span text:style-name="T17_31">group</text:span><text:span text:style-name="T17_32">'</text:span><text:span text:style-name="T17_33">s</text:span><text:span text:style-name="T17_34"><text:s/></text:span><text:span text:style-name="T17_35">belief</text:span><text:span text:style-name="T17_36"><text:s/></text:span><text:span text:style-name="T17_37">that</text:span><text:span text:style-name="T17_38"><text:s/></text:span><text:span text:style-name="T17_39">freely</text:span><text:span text:style-name="T17_40"><text:s/></text:span><text:span text:style-name="T17_41">offering</text:span><text:span text:style-name="T17_42"><text:s/></text:span><text:span text:style-name="T17_43">the</text:span><text:span text:style-name="T17_44"><text:s/></text:span><text:span text:style-name="T17_45">software</text:span><text:span text:style-name="T17_46"><text:s/></text:span><text:span text:style-name="T17_47">will</text:span><text:span text:style-name="T17_48"><text:s/></text:span><text:span text:style-name="T17_49">promote</text:span><text:span text:style-name="T17_50"><text:s/></text:span><text:span text:style-name="T17_51">its</text:span><text:span text:style-name="T17_52"><text:s/></text:span><text:span text:style-name="T17_53">use</text:span><text:span text:style-name="T17_54">,<text:s/></text:span><text:span text:style-name="T17_55">and</text:span><text:span text:style-name="T17_56"><text:s/></text:span><text:span text:style-name="T17_57">bolster</text:span><text:span text:style-name="T17_58"><text:s/></text:span><text:span text:style-name="T17_59">its</text:span><text:span text:style-name="T17_60"><text:s/></text:span><text:span text:style-name="T17_61">circulation</text:span><text:span text:style-name="T17_62"><text:s/></text:span><text:span text:style-name="T17_63">in</text:span><text:span text:style-name="T17_64"><text:s/></text:span><text:span text:style-name="T17_65">a</text:span><text:span text:style-name="T17_66"><text:s/></text:span><text:span text:style-name="T17_67">shorter</text:span><text:span text:style-name="T17_68"><text:s/></text:span><text:span text:style-name="T17_69">amount</text:span><text:span text:style-name="T17_70"><text:s/></text:span><text:span text:style-name="T17_71">of</text:span><text:span text:style-name="T17_72"><text:s/></text:span><text:span text:style-name="T17_73">time</text:span><text:span text:style-name="T17_74">.</text:span></text:p>
      <text:p text:style-name="P18"/>
      <text:p text:style-name="P19"/>
      <text:h text:style-name="P20" text:outline-level="10"><text:bookmark-start text:name="h.u31yruoqo7bv"/><text:bookmark-end text:name="h.u31yruoqo7bv"/><text:span text:style-name="T20_1">Functionality</text:span></text:h>
      <text:list text:style-name="LS1" xml:id="list0">
        <text:list-item>
          <text:p text:style-name="P21"><text:span text:style-name="T21_1">Represent</text:span><text:span text:style-name="T21_2"><text:s/></text:span><text:span text:style-name="T21_3">a</text:span><text:span text:style-name="T21_4"><text:s/></text:span><text:span text:style-name="T21_5">SQL</text:span><text:span text:style-name="T21_6"><text:s/></text:span><text:span text:style-name="T21_7">database</text:span><text:span text:style-name="T21_8"><text:s/></text:span><text:span text:style-name="T21_9">and</text:span><text:span text:style-name="T21_10"><text:s/></text:span><text:span text:style-name="T21_11">allow</text:span><text:span text:style-name="T21_12"><text:s/></text:span><text:span text:style-name="T21_13">CRUD</text:span><text:span text:style-name="T21_14"><text:s/></text:span><text:span text:style-name="T21_15">application</text:span><text:span text:style-name="T21_16"><text:s/></text:span><text:span text:style-name="T21_17">to</text:span><text:span text:style-name="T21_18"><text:s/></text:span><text:span text:style-name="T21_19">said</text:span><text:span text:style-name="T21_20"><text:s/></text:span><text:span text:style-name="T21_21">interface</text:span><text:span text:style-name="T21_22">.</text:span></text:p>
        </text:list-item>
        <text:list-item>
          <text:p text:style-name="P22"><text:span text:style-name="T22_1">Represent</text:span><text:span text:style-name="T22_2"><text:s/></text:span><text:span text:style-name="T22_3">a</text:span><text:span text:style-name="T22_4"><text:s/></text:span><text:span text:style-name="T22_5">File</text:span><text:span text:style-name="T22_6"><text:s/></text:span><text:span text:style-name="T22_7">system</text:span><text:span text:style-name="T22_8"><text:s/>(</text:span><text:span text:style-name="T22_9">Mapping</text:span><text:span text:style-name="T22_10"><text:s/></text:span><text:span text:style-name="T22_11">file</text:span><text:span text:style-name="T22_12"><text:s/></text:span><text:span text:style-name="T22_13">systems</text:span><text:span text:style-name="T22_14">)</text:span></text:p>
        </text:list-item>
        <text:list-item>
          <text:p text:style-name="P23"><text:span text:style-name="T23_1">Represent</text:span><text:span text:style-name="T23_2"><text:s/></text:span><text:span text:style-name="T23_3">a</text:span><text:span text:style-name="T23_4"><text:s/>3</text:span><text:span text:style-name="T23_5">D</text:span><text:span text:style-name="T23_6"><text:s/></text:span><text:span text:style-name="T23_7">programming</text:span><text:span text:style-name="T23_8"><text:s/></text:span><text:span text:style-name="T23_9">environment</text:span><text:span text:style-name="T23_10"><text:s/></text:span><text:span text:style-name="T23_11">and</text:span><text:span text:style-name="T23_12"><text:s/></text:span><text:span text:style-name="T23_13">allow</text:span><text:span text:style-name="T23_14"><text:s/></text:span><text:span text:style-name="T23_15">user</text:span><text:span text:style-name="T23_16"><text:s/></text:span><text:span text:style-name="T23_17">manipulation</text:span><text:span text:style-name="T23_18"><text:s/></text:span><text:span text:style-name="T23_19">to</text:span><text:span text:style-name="T23_20"><text:s/></text:span><text:span text:style-name="T23_21">the</text:span><text:span text:style-name="T23_22"><text:s/></text:span><text:span text:style-name="T23_23">environment</text:span><text:span text:style-name="T23_24"><text:s/></text:span><text:span text:style-name="T23_25">to</text:span><text:span text:style-name="T23_26"><text:s/></text:span><text:span text:style-name="T23_27">develop</text:span><text:span text:style-name="T23_28"><text:s/></text:span><text:span text:style-name="T23_29">their</text:span><text:span text:style-name="T23_30"><text:s/></text:span><text:span text:style-name="T23_31">own</text:span><text:span text:style-name="T23_32"><text:s/></text:span><text:span text:style-name="T23_33">code</text:span><text:span text:style-name="T23_34">/</text:span><text:span text:style-name="T23_35">systems</text:span></text:p>
        </text:list-item>
      </text:list>
      <text:p text:style-name="P24"/>
      <text:p text:style-name="P25"/>
      <text:h text:style-name="P26" text:outline-level="10"><text:bookmark-start text:name="h.ixih6xlmu5l6"/><text:bookmark-end text:name="h.ixih6xlmu5l6"/><text:span text:style-name="T26_1">Motivations</text:span></text:h>
      <text:p text:style-name="P27"/>
      <text:list text:style-name="LS2" xml:id="list3">
        <text:list-item>
          <text:h text:style-name="P28" text:outline-level="10"><text:bookmark-start text:name="h.8so4kk135eh6"/><text:bookmark-end text:name="h.8so4kk135eh6"/><text:span text:style-name="T28_1">William</text:span><text:span text:style-name="T28_2"><text:s/></text:span><text:span text:style-name="T28_3">Funk</text:span></text:h>
        </text:list-item>
      </text:list>
      <text:p text:style-name="P29"><text:span text:style-name="T29_1"><text:tab/></text:span><text:span text:style-name="T29_2">It</text:span><text:span text:style-name="T29_3"><text:s/></text:span><text:span text:style-name="T29_4">was</text:span><text:span text:style-name="T29_5"><text:s/></text:span><text:span text:style-name="T29_6">one</text:span><text:span text:style-name="T29_7"><text:s/></text:span><text:span text:style-name="T29_8">of</text:span><text:span text:style-name="T29_9"><text:s/></text:span><text:span text:style-name="T29_10">my</text:span><text:span text:style-name="T29_11"><text:s/></text:span><text:span text:style-name="T29_12">earliest</text:span><text:span text:style-name="T29_13"><text:s/></text:span><text:span text:style-name="T29_14">childhood</text:span><text:span text:style-name="T29_15"><text:s/></text:span><text:span text:style-name="T29_16">memories</text:span><text:span text:style-name="T29_17"><text:s/></text:span><text:span text:style-name="T29_18">where</text:span><text:span text:style-name="T29_19"><text:s/></text:span><text:span text:style-name="T29_20">I</text:span><text:span text:style-name="T29_21"><text:s/></text:span><text:span text:style-name="T29_22">had</text:span><text:span text:style-name="T29_23"><text:s/></text:span><text:span text:style-name="T29_24">first</text:span><text:span text:style-name="T29_25"><text:s/></text:span><text:span text:style-name="T29_26">been</text:span><text:span text:style-name="T29_27"><text:s/></text:span><text:span text:style-name="T29_28">introduced</text:span><text:span text:style-name="T29_29"><text:s/></text:span><text:span text:style-name="T29_30">to</text:span><text:span text:style-name="T29_31"><text:s/></text:span><text:span text:style-name="T29_32">virtual</text:span><text:span text:style-name="T29_33"><text:s/></text:span><text:span text:style-name="T29_34">reality</text:span><text:span text:style-name="T29_35"><text:s/>25<text:s/></text:span><text:span text:style-name="T29_36">years</text:span><text:span text:style-name="T29_37"><text:s/></text:span><text:span text:style-name="T29_38">ago</text:span><text:span text:style-name="T29_39">.<text:s/></text:span><text:span text:style-name="T29_40">In</text:span><text:span text:style-name="T29_41"><text:s/></text:span><text:span text:style-name="T29_42">the</text:span><text:span text:style-name="T29_43"><text:s/></text:span><text:span text:style-name="T29_44">carnival</text:span><text:span text:style-name="T29_45"><text:s/></text:span><text:span text:style-name="T29_46">games</text:span><text:span text:style-name="T29_47"><text:s/></text:span><text:span text:style-name="T29_48">section</text:span><text:span text:style-name="T29_49"><text:s/></text:span><text:span text:style-name="T29_50">at</text:span><text:span text:style-name="T29_51"><text:s/></text:span><text:span text:style-name="T29_52">Busch</text:span><text:span text:style-name="T29_53"><text:s/></text:span><text:span text:style-name="T29_54">Gardens</text:span><text:span text:style-name="T29_55">,<text:s/></text:span><text:span text:style-name="T29_56">there</text:span><text:span text:style-name="T29_57"><text:s/></text:span><text:span text:style-name="T29_58">was</text:span><text:span text:style-name="T29_59"><text:s/></text:span><text:span text:style-name="T29_60">a</text:span><text:span text:style-name="T29_61"><text:s/></text:span><text:span text:style-name="T29_62">featured</text:span><text:span text:style-name="T29_63"><text:s/></text:span><text:span text:style-name="T29_64">attraction</text:span><text:span text:style-name="T29_65">.<text:s/></text:span><text:span text:style-name="T29_66">It</text:span><text:span text:style-name="T29_67"><text:s/></text:span><text:span text:style-name="T29_68">had</text:span><text:span text:style-name="T29_69"><text:s/></text:span><text:span text:style-name="T29_70">the</text:span><text:span text:style-name="T29_71"><text:s/></text:span><text:span text:style-name="T29_72">size</text:span><text:span text:style-name="T29_73"><text:s/></text:span><text:span text:style-name="T29_74">of</text:span><text:span text:style-name="T29_75"><text:s/></text:span><text:span text:style-name="T29_76">a</text:span><text:span text:style-name="T29_77"><text:s/></text:span><text:span text:style-name="T29_78">small</text:span><text:span text:style-name="T29_79"><text:s/></text:span><text:span text:style-name="T29_80">pool</text:span><text:span text:style-name="T29_81">,<text:s/></text:span><text:span text:style-name="T29_82">a</text:span><text:span text:style-name="T29_83"><text:s/></text:span><text:span text:style-name="T29_84">headset</text:span><text:span text:style-name="T29_85"><text:s/></text:span><text:span text:style-name="T29_86">that</text:span><text:span text:style-name="T29_87"><text:s/></text:span><text:span text:style-name="T29_88">threatened</text:span><text:span text:style-name="T29_89"><text:s/></text:span><text:span text:style-name="T29_90">to</text:span><text:span text:style-name="T29_91"><text:s/></text:span><text:span text:style-name="T29_92">topple</text:span><text:span text:style-name="T29_93"><text:s/></text:span><text:span text:style-name="T29_94">me</text:span><text:span text:style-name="T29_95"><text:s/></text:span><text:span text:style-name="T29_96">over</text:span><text:span text:style-name="T29_97"><text:s/></text:span><text:span text:style-name="T29_98">from</text:span><text:span text:style-name="T29_99"><text:s/></text:span><text:span text:style-name="T29_100">the</text:span><text:span text:style-name="T29_101"><text:s/></text:span><text:span text:style-name="T29_102">sheer</text:span><text:span text:style-name="T29_103"><text:s/></text:span><text:span text:style-name="T29_104">weight</text:span><text:span text:style-name="T29_105"><text:s/></text:span><text:span text:style-name="T29_106">of</text:span><text:span text:style-name="T29_107"><text:s/></text:span><text:span text:style-name="T29_108">it</text:span><text:span text:style-name="T29_109">,<text:s/></text:span><text:span text:style-name="T29_110">and</text:span><text:span text:style-name="T29_111"><text:s/></text:span><text:span text:style-name="T29_112">a</text:span><text:span text:style-name="T29_113"><text:s/></text:span><text:span text:style-name="T29_114">handheld</text:span><text:span text:style-name="T29_115"><text:s/></text:span><text:span text:style-name="T29_116">blaster</text:span><text:span text:style-name="T29_117"><text:s/></text:span><text:span text:style-name="T29_118">reminiscent</text:span><text:span text:style-name="T29_119"><text:s/></text:span><text:span text:style-name="T29_120">of</text:span><text:span text:style-name="T29_121"><text:s/></text:span><text:span text:style-name="T29_122">the</text:span><text:span text:style-name="T29_123"><text:s/></text:span><text:span text:style-name="T29_124">science</text:span><text:span text:style-name="T29_125"><text:s/></text:span><text:span text:style-name="T29_126">fiction</text:span><text:span text:style-name="T29_127"><text:s/></text:span><text:span text:style-name="T29_128">movies</text:span><text:span text:style-name="T29_129"><text:s/></text:span><text:span text:style-name="T29_130">of</text:span><text:span text:style-name="T29_131"><text:s/></text:span><text:span text:style-name="T29_132">that</text:span><text:span text:style-name="T29_133"><text:s/></text:span><text:span text:style-name="T29_134">era</text:span><text:span text:style-name="T29_135">.<text:s/></text:span><text:span text:style-name="T29_136">I</text:span><text:span text:style-name="T29_137"><text:s/></text:span><text:span text:style-name="T29_138">can</text:span><text:span text:style-name="T29_139"><text:s/></text:span><text:span text:style-name="T29_140">still</text:span><text:span text:style-name="T29_141"><text:s/></text:span><text:span text:style-name="T29_142">remember</text:span><text:span text:style-name="T29_143"><text:s/></text:span><text:span text:style-name="T29_144">that</text:span><text:span text:style-name="T29_145"><text:s/>3</text:span><text:span text:style-name="T29_146">D</text:span><text:span text:style-name="T29_147"><text:s/></text:span><text:span text:style-name="T29_148">world</text:span><text:span text:style-name="T29_149"><text:s/></text:span><text:span text:style-name="T29_150">of</text:span><text:span text:style-name="T29_151"><text:s/></text:span><text:span text:style-name="T29_152">polygons</text:span><text:span text:style-name="T29_153">,<text:s/></text:span><text:span text:style-name="T29_154">low</text:span><text:span text:style-name="T29_155">-</text:span><text:span text:style-name="T29_156">resolution</text:span><text:span text:style-name="T29_157"><text:s/></text:span><text:span text:style-name="T29_158">pterodactyls</text:span><text:span text:style-name="T29_159"><text:s/></text:span><text:span text:style-name="T29_160">swooping</text:span><text:span text:style-name="T29_161"><text:s/></text:span><text:span text:style-name="T29_162">in</text:span><text:span text:style-name="T29_163">,<text:s/></text:span><text:span text:style-name="T29_164">and</text:span><text:span text:style-name="T29_165"><text:s/></text:span><text:span text:style-name="T29_166">my</text:span><text:span text:style-name="T29_167"><text:s/></text:span><text:span text:style-name="T29_168">cube</text:span><text:span text:style-name="T29_169"><text:s/></text:span><text:span text:style-name="T29_170">projectiles</text:span><text:span text:style-name="T29_171"><text:s/></text:span><text:span text:style-name="T29_172">spitting</text:span><text:span text:style-name="T29_173"><text:s/></text:span><text:span text:style-name="T29_174">forth</text:span><text:span text:style-name="T29_175"><text:s/></text:span><text:span text:style-name="T29_176">at</text:span><text:span text:style-name="T29_177"><text:s/></text:span><text:span text:style-name="T29_178">a</text:span><text:span text:style-name="T29_179"><text:s/></text:span><text:span text:style-name="T29_180">whopping</text:span><text:span text:style-name="T29_181"><text:s/>40<text:s/></text:span><text:span text:style-name="T29_182">frames</text:span><text:span text:style-name="T29_183"><text:s/></text:span><text:span text:style-name="T29_184">per</text:span><text:span text:style-name="T29_185"><text:s/></text:span><text:span text:style-name="T29_186">second</text:span><text:span text:style-name="T29_187">.<text:s/></text:span><text:span text:style-name="T29_188">For</text:span><text:span text:style-name="T29_189"><text:s/></text:span><text:span text:style-name="T29_190">a</text:span><text:span text:style-name="T29_191"><text:s/></text:span><text:span text:style-name="T29_192">moment</text:span><text:span text:style-name="T29_193">,<text:s/></text:span><text:span text:style-name="T29_194">as</text:span><text:span text:style-name="T29_195"><text:s/></text:span><text:span text:style-name="T29_196">a</text:span><text:span text:style-name="T29_197"><text:s/></text:span><text:span text:style-name="T29_198">child</text:span><text:span text:style-name="T29_199">,<text:s/></text:span><text:span text:style-name="T29_200">I</text:span><text:span text:style-name="T29_201"><text:s/></text:span><text:span text:style-name="T29_202">had</text:span><text:span text:style-name="T29_203"><text:s/></text:span><text:span text:style-name="T29_204">stepped</text:span><text:span text:style-name="T29_205"><text:s/></text:span><text:span text:style-name="T29_206">into</text:span><text:span text:style-name="T29_207"><text:s/></text:span><text:span text:style-name="T29_208">the</text:span><text:span text:style-name="T29_209"><text:s/></text:span><text:span text:style-name="T29_210">future</text:span><text:span text:style-name="T29_211">;<text:s/></text:span><text:span text:style-name="T29_212">an</text:span><text:span text:style-name="T29_213"><text:s/></text:span><text:span text:style-name="T29_214">exciting</text:span><text:span text:style-name="T29_215"><text:s/></text:span><text:span text:style-name="T29_216">future</text:span><text:span text:style-name="T29_217"><text:s/></text:span><text:span text:style-name="T29_218">with</text:span><text:span text:style-name="T29_219"><text:s/></text:span><text:span text:style-name="T29_220">endless</text:span><text:span text:style-name="T29_221"><text:s/></text:span><text:span text:style-name="T29_222">possibilities</text:span><text:span text:style-name="T29_223">.<text:s/></text:span><text:span text:style-name="T29_224">Now</text:span><text:span text:style-name="T29_225"><text:s/></text:span><text:span text:style-name="T29_226">two</text:span><text:span text:style-name="T29_227">-</text:span><text:span text:style-name="T29_228">and</text:span><text:span text:style-name="T29_229">-</text:span><text:span text:style-name="T29_230">a</text:span><text:span text:style-name="T29_231">-</text:span><text:span text:style-name="T29_232">half</text:span><text:span text:style-name="T29_233"><text:s/></text:span><text:span text:style-name="T29_234">decades</text:span><text:span text:style-name="T29_235"><text:s/></text:span><text:span text:style-name="T29_236">later</text:span><text:span text:style-name="T29_237">,<text:s/></text:span><text:span text:style-name="T29_238">I</text:span><text:span text:style-name="T29_239">’</text:span><text:span text:style-name="T29_240">ve</text:span><text:span text:style-name="T29_241"><text:s/></text:span><text:span text:style-name="T29_242">finally</text:span><text:span text:style-name="T29_243"><text:s/></text:span><text:span text:style-name="T29_244">caught</text:span><text:span text:style-name="T29_245"><text:s/></text:span><text:span text:style-name="T29_246">up</text:span><text:span text:style-name="T29_247"><text:s/></text:span><text:span text:style-name="T29_248">to</text:span><text:span text:style-name="T29_249"><text:s/></text:span><text:span text:style-name="T29_250">that</text:span><text:span text:style-name="T29_251"><text:s/></text:span><text:span text:style-name="T29_252">future</text:span><text:span text:style-name="T29_253">.<text:s/></text:span><text:span text:style-name="T29_254">I</text:span><text:span text:style-name="T29_255"><text:s/></text:span><text:span text:style-name="T29_256">can</text:span><text:span text:style-name="T29_257"><text:s/></text:span><text:span text:style-name="T29_258">create</text:span><text:span text:style-name="T29_259"><text:s/></text:span><text:span text:style-name="T29_260">the</text:span><text:span text:style-name="T29_261"><text:s/></text:span><text:span text:style-name="T29_262">reality</text:span><text:span text:style-name="T29_263"><text:s/></text:span><text:span text:style-name="T29_264">around</text:span><text:span text:style-name="T29_265"><text:s/></text:span><text:span text:style-name="T29_266">me</text:span><text:span text:style-name="T29_267"><text:s/></text:span><text:span text:style-name="T29_268">with</text:span><text:span text:style-name="T29_269"><text:s/></text:span><text:span text:style-name="T29_270">the</text:span><text:span text:style-name="T29_271"><text:s/></text:span><text:span text:style-name="T29_272">code</text:span><text:span text:style-name="T29_273"><text:s/></text:span><text:span text:style-name="T29_274">from</text:span><text:span text:style-name="T29_275"><text:s/></text:span><text:span text:style-name="T29_276">my</text:span><text:span text:style-name="T29_277"><text:s/></text:span><text:span text:style-name="T29_278">fingertips</text:span><text:span text:style-name="T29_279">.<text:s/></text:span><text:span text:style-name="T29_280">What</text:span><text:span text:style-name="T29_281">’</text:span><text:span text:style-name="T29_282">s</text:span><text:span text:style-name="T29_283"><text:s/></text:span><text:span text:style-name="T29_284">left</text:span><text:span text:style-name="T29_285">?<text:s/></text:span><text:span text:style-name="T29_286">Someone</text:span><text:span text:style-name="T29_287"><text:s/></text:span><text:span text:style-name="T29_288">or</text:span><text:span text:style-name="T29_289"><text:s/></text:span><text:span text:style-name="T29_290">some</text:span><text:span text:style-name="T29_291"><text:s/></text:span><text:span text:style-name="T29_292">group</text:span><text:span text:style-name="T29_293"><text:s/></text:span><text:span text:style-name="T29_294">to</text:span><text:span text:style-name="T29_295"><text:s/></text:span><text:span text:style-name="T29_296">make</text:span><text:span text:style-name="T29_297"><text:s/></text:span><text:span text:style-name="T29_298">this</text:span><text:span text:style-name="T29_299"><text:s/></text:span><text:span text:style-name="T29_300">technology</text:span><text:span text:style-name="T29_301"><text:s/></text:span><text:span text:style-name="T29_302">more</text:span><text:span text:style-name="T29_303"><text:s/></text:span><text:span text:style-name="T29_304">relevant</text:span><text:span text:style-name="T29_305"><text:s/></text:span><text:span text:style-name="T29_306">in</text:span><text:span text:style-name="T29_307"><text:s/></text:span><text:span text:style-name="T29_308">the</text:span><text:span text:style-name="T29_309"><text:s/></text:span><text:span text:style-name="T29_310">here</text:span><text:span text:style-name="T29_311"><text:s/></text:span><text:span text:style-name="T29_312">and</text:span><text:span text:style-name="T29_313"><text:s/></text:span><text:span text:style-name="T29_314">now</text:span><text:span text:style-name="T29_315">.<text:s/></text:span><text:span text:style-name="T29_316">This</text:span><text:span text:style-name="T29_317"><text:s/></text:span><text:span text:style-name="T29_318">is</text:span><text:span text:style-name="T29_319"><text:s/></text:span><text:span text:style-name="T29_320">why</text:span><text:span text:style-name="T29_321"><text:s/></text:span><text:span text:style-name="T29_322">VEDIC</text:span><text:span text:style-name="T29_323"><text:s/></text:span><text:span text:style-name="T29_324">is</text:span><text:span text:style-name="T29_325"><text:s/></text:span><text:span text:style-name="T29_326">important</text:span><text:span text:style-name="T29_327">.<text:s/></text:span><text:span text:style-name="T29_328">This</text:span><text:span text:style-name="T29_329"><text:s/></text:span><text:span text:style-name="T29_330">is</text:span><text:span text:style-name="T29_331"><text:s/></text:span><text:span text:style-name="T29_332">our</text:span><text:span text:style-name="T29_333"><text:s/></text:span><text:span text:style-name="T29_334">contribution</text:span><text:span text:style-name="T29_335"><text:s/></text:span><text:span text:style-name="T29_336">to</text:span><text:span text:style-name="T29_337"><text:s/></text:span><text:span text:style-name="T29_338">that</text:span><text:span text:style-name="T29_339"><text:s/></text:span><text:span text:style-name="T29_340">dream</text:span><text:span text:style-name="T29_341">.</text:span></text:p>
      <text:p text:style-name="P30"/>
      <text:list text:style-name="LS3" xml:id="list4">
        <text:list-item>
          <text:h text:style-name="P31" text:outline-level="10"><text:bookmark-start text:name="h.y1e07g433di9"/><text:bookmark-end text:name="h.y1e07g433di9"/><text:span text:style-name="T31_1">Jorge</text:span><text:span text:style-name="T31_2"><text:s/></text:span><text:span text:style-name="T31_3">Rodriguez</text:span></text:h>
        </text:list-item>
      </text:list>
      <text:p text:style-name="P32"><text:span text:style-name="T32_1">My</text:span><text:span text:style-name="T32_2"><text:s/></text:span><text:span text:style-name="T32_3">initial</text:span><text:span text:style-name="T32_4"><text:s/></text:span><text:span text:style-name="T32_5">motivation</text:span><text:span text:style-name="T32_6"><text:s/></text:span><text:span text:style-name="T32_7">to</text:span><text:span text:style-name="T32_8"><text:s/></text:span><text:span text:style-name="T32_9">pursuing</text:span><text:span text:style-name="T32_10"><text:s/></text:span><text:span text:style-name="T32_11">this</text:span><text:span text:style-name="T32_12"><text:s/></text:span><text:span text:style-name="T32_13">senior</text:span><text:span text:style-name="T32_14"><text:s/></text:span><text:span text:style-name="T32_15">design</text:span><text:span text:style-name="T32_16"><text:s/></text:span><text:span text:style-name="T32_17">project</text:span><text:span text:style-name="T32_18"><text:s/></text:span><text:span text:style-name="T32_19">was</text:span><text:span text:style-name="T32_20"><text:s/></text:span><text:span text:style-name="T32_21">to</text:span><text:span text:style-name="T32_22"><text:s/></text:span><text:span text:style-name="T32_23">create</text:span><text:span text:style-name="T32_24"><text:s/></text:span><text:span text:style-name="T32_25">a</text:span><text:span text:style-name="T32_26"><text:s/></text:span><text:span text:style-name="T32_27">playground</text:span><text:span text:style-name="T32_28"><text:s/></text:span><text:span text:style-name="T32_29">where</text:span><text:span text:style-name="T32_30"><text:s/></text:span><text:span text:style-name="T32_31">people</text:span><text:span text:style-name="T32_32"><text:s/></text:span><text:span text:style-name="T32_33">can</text:span><text:span text:style-name="T32_34"><text:s/></text:span><text:span text:style-name="T32_35">come</text:span><text:span text:style-name="T32_36"><text:s/></text:span><text:span text:style-name="T32_37">in</text:span><text:span text:style-name="T32_38"><text:s/></text:span><text:span text:style-name="T32_39">and</text:span><text:span text:style-name="T32_40"><text:s/></text:span><text:span text:style-name="T32_41">interact</text:span><text:span text:style-name="T32_42"><text:s/></text:span><text:span text:style-name="T32_43">with</text:span><text:span text:style-name="T32_44"><text:s/></text:span><text:span text:style-name="T32_45">a</text:span><text:span text:style-name="T32_46"><text:s/></text:span><text:span text:style-name="T32_47">system</text:span><text:span text:style-name="T32_48"><text:s/></text:span><text:span text:style-name="T32_49">that</text:span><text:span text:style-name="T32_50"><text:s/></text:span><text:span text:style-name="T32_51">we</text:span><text:span text:style-name="T32_52"><text:s/></text:span><text:span text:style-name="T32_53">provide</text:span><text:span text:style-name="T32_54"><text:s/></text:span><text:span text:style-name="T32_55">on</text:span><text:span text:style-name="T32_56"><text:s/></text:span><text:span text:style-name="T32_57">a</text:span><text:span text:style-name="T32_58"><text:s/></text:span><text:span text:style-name="T32_59">social</text:span><text:span text:style-name="T32_60"><text:s/></text:span><text:span text:style-name="T32_61">level</text:span><text:span text:style-name="T32_62">.<text:s/></text:span><text:span text:style-name="T32_63">This</text:span><text:span text:style-name="T32_64"><text:s/></text:span><text:span text:style-name="T32_65">eventually</text:span><text:span text:style-name="T32_66"><text:s/></text:span><text:span text:style-name="T32_67">molded</text:span><text:span text:style-name="T32_68"><text:s/></text:span><text:span text:style-name="T32_69">itself</text:span><text:span text:style-name="T32_70">,<text:s/></text:span><text:span text:style-name="T32_71">with</text:span><text:span text:style-name="T32_72"><text:s/></text:span><text:span text:style-name="T32_73">the</text:span><text:span text:style-name="T32_74"><text:s/></text:span><text:span text:style-name="T32_75">help</text:span><text:span text:style-name="T32_76"><text:s/></text:span><text:span text:style-name="T32_77">of</text:span><text:span text:style-name="T32_78"><text:s/></text:span><text:span text:style-name="T32_79">my</text:span><text:span text:style-name="T32_80"><text:s/></text:span><text:span text:style-name="T32_81">colleagues</text:span><text:span text:style-name="T32_82">,<text:s/></text:span><text:span text:style-name="T32_83">into</text:span><text:span text:style-name="T32_84"><text:s/></text:span><text:span text:style-name="T32_85">VEDIC</text:span><text:span text:style-name="T32_86">.<text:s/></text:span><text:span text:style-name="T32_87">I</text:span><text:span text:style-name="T32_88"><text:s/></text:span><text:span text:style-name="T32_89">love</text:span><text:span text:style-name="T32_90"><text:s/></text:span><text:span text:style-name="T32_91">the</text:span><text:span text:style-name="T32_92"><text:s/></text:span><text:span text:style-name="T32_93">idea</text:span><text:span text:style-name="T32_94"><text:s/></text:span><text:span text:style-name="T32_95">of</text:span><text:span text:style-name="T32_96"><text:s/></text:span><text:span text:style-name="T32_97">working</text:span><text:span text:style-name="T32_98"><text:s/></text:span><text:span text:style-name="T32_99">with</text:span><text:span text:style-name="T32_100"><text:s/></text:span><text:span text:style-name="T32_101">an</text:span><text:span text:style-name="T32_102"><text:s/></text:span><text:span text:style-name="T32_103">engine</text:span><text:span text:style-name="T32_104"><text:s/></text:span><text:span text:style-name="T32_105">like</text:span><text:span text:style-name="T32_106"><text:s/></text:span><text:span text:style-name="T32_107">Unity</text:span><text:span text:style-name="T32_108">,<text:s/></text:span><text:span text:style-name="T32_109">the</text:span><text:span text:style-name="T32_110"><text:s/></text:span><text:span text:style-name="T32_111">inclusion</text:span><text:span text:style-name="T32_112"><text:s/></text:span><text:span text:style-name="T32_113">of</text:span><text:span text:style-name="T32_114"><text:s/></text:span><text:span text:style-name="T32_115">VR</text:span><text:span text:style-name="T32_116"><text:s/></text:span><text:span text:style-name="T32_117">equipment</text:span><text:span text:style-name="T32_118"><text:s/></text:span><text:span text:style-name="T32_119">such</text:span><text:span text:style-name="T32_120"><text:s/></text:span><text:span text:style-name="T32_121">as</text:span><text:span text:style-name="T32_122"><text:s/></text:span><text:span text:style-name="T32_123">the</text:span><text:span text:style-name="T32_124"><text:s/></text:span><text:span text:style-name="T32_125">Oculus</text:span><text:span text:style-name="T32_126">,<text:s/></text:span><text:span text:style-name="T32_127">and</text:span><text:span text:style-name="T32_128"><text:s/></text:span><text:span text:style-name="T32_129">other</text:span><text:span text:style-name="T32_130"><text:s/></text:span><text:span text:style-name="T32_131">tech</text:span><text:span text:style-name="T32_132"><text:s/></text:span><text:span text:style-name="T32_133">to</text:span><text:span text:style-name="T32_134"><text:s/></text:span><text:span text:style-name="T32_135">make</text:span><text:span text:style-name="T32_136"><text:s/></text:span><text:span text:style-name="T32_137">something</text:span><text:span text:style-name="T32_138"><text:s/></text:span><text:span text:style-name="T32_139">extraordinary</text:span><text:span text:style-name="T32_140">.<text:s/></text:span><text:span text:style-name="T32_141">I</text:span><text:span text:style-name="T32_142"><text:s/></text:span><text:span text:style-name="T32_143">have</text:span><text:span text:style-name="T32_144"><text:s/></text:span><text:span text:style-name="T32_145">always</text:span><text:span text:style-name="T32_146"><text:s/></text:span><text:span text:style-name="T32_147">been</text:span><text:span text:style-name="T32_148"><text:s/></text:span><text:span text:style-name="T32_149">drawn</text:span><text:span text:style-name="T32_150"><text:s/></text:span><text:span text:style-name="T32_151">to</text:span><text:span text:style-name="T32_152"><text:s/></text:span><text:span text:style-name="T32_153">videogames</text:span><text:span text:style-name="T32_154">,<text:s/></text:span><text:span text:style-name="T32_155">and</text:span><text:span text:style-name="T32_156"><text:s/></text:span><text:span text:style-name="T32_157">working</text:span><text:span text:style-name="T32_158"><text:s/></text:span><text:span text:style-name="T32_159">in</text:span><text:span text:style-name="T32_160"><text:s/></text:span><text:span text:style-name="T32_161">Unity</text:span><text:span text:style-name="T32_162"><text:s/></text:span><text:span text:style-name="T32_163">for</text:span><text:span text:style-name="T32_164"><text:s/></text:span><text:span text:style-name="T32_165">this</text:span><text:span text:style-name="T32_166"><text:s/></text:span><text:span text:style-name="T32_167">project</text:span><text:span text:style-name="T32_168"><text:s/></text:span><text:span text:style-name="T32_169">was</text:span><text:span text:style-name="T32_170"><text:s/></text:span><text:span text:style-name="T32_171">an</text:span><text:span text:style-name="T32_172"><text:s/></text:span><text:span text:style-name="T32_173">obvious</text:span><text:span text:style-name="T32_174"><text:s/></text:span><text:span text:style-name="T32_175">candidate</text:span><text:span text:style-name="T32_176"><text:s/></text:span><text:span text:style-name="T32_177">for</text:span><text:span text:style-name="T32_178"><text:s/></text:span><text:span text:style-name="T32_179">projecting</text:span><text:span text:style-name="T32_180"><text:s/></text:span><text:span text:style-name="T32_181">that</text:span><text:span text:style-name="T32_182"><text:s/></text:span><text:span text:style-name="T32_183">lifelong</text:span><text:span text:style-name="T32_184"><text:s/></text:span><text:span text:style-name="T32_185">stimulation</text:span><text:span text:style-name="T32_186"><text:s/></text:span><text:span text:style-name="T32_187">into</text:span><text:span text:style-name="T32_188"><text:s/></text:span><text:span text:style-name="T32_189">a</text:span><text:span text:style-name="T32_190"><text:s/></text:span><text:span text:style-name="T32_191">profession</text:span><text:span text:style-name="T32_192">.<text:s/></text:span><text:span text:style-name="T32_193">Of</text:span><text:span text:style-name="T32_194"><text:s/></text:span><text:span text:style-name="T32_195">course</text:span><text:span text:style-name="T32_196">,<text:s/></text:span><text:span text:style-name="T32_197">this</text:span><text:span text:style-name="T32_198"><text:s/></text:span><text:span text:style-name="T32_199">goes</text:span><text:span text:style-name="T32_200"><text:s/></text:span><text:span text:style-name="T32_201">beyond</text:span><text:span text:style-name="T32_202"><text:s/></text:span><text:span text:style-name="T32_203">just</text:span><text:span text:style-name="T32_204"><text:s/></text:span><text:span text:style-name="T32_205">working</text:span><text:span text:style-name="T32_206"><text:s/></text:span><text:span text:style-name="T32_207">in</text:span><text:span text:style-name="T32_208"><text:s/></text:span><text:span text:style-name="T32_209">Unity</text:span><text:span text:style-name="T32_210">,<text:s/></text:span><text:span text:style-name="T32_211">because</text:span><text:span text:style-name="T32_212"><text:s/></text:span><text:span text:style-name="T32_213">the</text:span><text:span text:style-name="T32_214"><text:s/></text:span><text:span text:style-name="T32_215">project</text:span><text:span text:style-name="T32_216"><text:s/></text:span><text:span text:style-name="T32_217">is</text:span><text:span text:style-name="T32_218"><text:s/></text:span><text:span text:style-name="T32_219">trying</text:span><text:span text:style-name="T32_220"><text:s/></text:span><text:span text:style-name="T32_221">to</text:span><text:span text:style-name="T32_222"><text:s/></text:span><text:span text:style-name="T32_223">utilize</text:span><text:span text:style-name="T32_224"><text:s/></text:span><text:span text:style-name="T32_225">the</text:span><text:span text:style-name="T32_226"><text:s/></text:span><text:span text:style-name="T32_227">potential</text:span><text:span text:style-name="T32_228"><text:s/></text:span><text:span text:style-name="T32_229">of</text:span><text:span text:style-name="T32_230"><text:s/></text:span><text:span text:style-name="T32_231">Unity</text:span><text:span text:style-name="T32_232"><text:s/></text:span><text:span text:style-name="T32_233">as</text:span><text:span text:style-name="T32_234"><text:s/></text:span><text:span text:style-name="T32_235">a</text:span><text:span text:style-name="T32_236"><text:s/>“</text:span><text:span text:style-name="T32_237">game</text:span><text:span text:style-name="T32_238">-</text:span><text:span text:style-name="T32_239">engine</text:span><text:span text:style-name="T32_240">”<text:s/></text:span><text:span text:style-name="T32_241">to</text:span><text:span text:style-name="T32_242"><text:s/></text:span><text:span text:style-name="T32_243">create</text:span><text:span text:style-name="T32_244"><text:s/></text:span><text:span text:style-name="T32_245">a</text:span><text:span text:style-name="T32_246"><text:s/></text:span><text:span text:style-name="T32_247">platform</text:span><text:span text:style-name="T32_248"><text:s/></text:span><text:span text:style-name="T32_249">for</text:span><text:span text:style-name="T32_250"><text:s/></text:span><text:span text:style-name="T32_251">developing</text:span><text:span text:style-name="T32_252"><text:s/></text:span><text:span text:style-name="T32_253">code</text:span><text:span text:style-name="T32_254">.</text:span></text:p>
      <text:p text:style-name="P33"/>
      <text:list text:style-name="LS3" xml:id="list5">
        <text:list-item>
          <text:h text:style-name="P34" text:outline-level="10"><text:bookmark-start text:name="h.lk2fgi1kzc0w"/><text:bookmark-end text:name="h.lk2fgi1kzc0w"/><text:span text:style-name="T34_1">James</text:span><text:span text:style-name="T34_2"><text:s/></text:span><text:span text:style-name="T34_3">Vinson</text:span></text:h>
        </text:list-item>
      </text:list>
      <text:p text:style-name="P35"><text:span text:style-name="T35_1"><text:tab/></text:span><text:span text:style-name="T35_2">Blah</text:span><text:span text:style-name="T35_3">,<text:s/></text:span><text:span text:style-name="T35_4">Blah</text:span><text:span text:style-name="T35_5">,<text:s/></text:span><text:span text:style-name="T35_6">Blah</text:span><text:span text:style-name="T35_7">.<text:s/></text:span><text:span text:style-name="T35_8">Make</text:span><text:span text:style-name="T35_9"><text:s/></text:span><text:span text:style-name="T35_10">something</text:span><text:span text:style-name="T35_11"><text:s/></text:span><text:span text:style-name="T35_12">cool</text:span><text:span text:style-name="T35_13">.<text:s/></text:span><text:span text:style-name="T35_14">My</text:span><text:span text:style-name="T35_15"><text:s/></text:span><text:span text:style-name="T35_16">name</text:span><text:span text:style-name="T35_17"><text:s/></text:span><text:span text:style-name="T35_18">James</text:span><text:span text:style-name="T35_19">.</text:span></text:p>
      <text:p text:style-name="P36"/>
      <text:p text:style-name="P37"><text:span text:style-name="T37_1">Broader</text:span><text:span text:style-name="T37_2"><text:s/></text:span><text:span text:style-name="T37_3">Impacts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